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 style:family="table">
      <style:table-properties style:width="6.925in" table:align="left"/>
    </style:style>
    <style:style style:name="Table2.A" style:family="table-column">
      <style:table-column-properties style:column-width="1.25in"/>
    </style:style>
    <style:style style:name="Table2.B" style:family="table-column">
      <style:table-column-properties style:column-width="1.8813in"/>
    </style:style>
    <style:style style:name="Table2.C" style:family="table-column">
      <style:table-column-properties style:column-width="1.3583in"/>
    </style:style>
    <style:style style:name="Table2.D" style:family="table-column">
      <style:table-column-properties style:column-width="2.4354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1.0715in"/>
    </style:style>
    <style:style style:name="Table3.B" style:family="table-column">
      <style:table-column-properties style:column-width="0.8972in"/>
    </style:style>
    <style:style style:name="Table3.C" style:family="table-column">
      <style:table-column-properties style:column-width="2.4806in"/>
    </style:style>
    <style:style style:name="Table3.D" style:family="table-column">
      <style:table-column-properties style:column-width="2.4757in"/>
    </style:style>
    <style:style style:name="Table3.A1" style:family="table-cell">
      <style:table-cell-properties style:vertical-align="middle" fo:padding="0.0194in" fo:border="none"/>
    </style:style>
    <style:style style:name="Table4" style:family="table">
      <style:table-properties style:width="6.8861in" table:align="left"/>
    </style:style>
    <style:style style:name="Table4.A" style:family="table-column">
      <style:table-column-properties style:column-width="0.7875in"/>
    </style:style>
    <style:style style:name="Table4.B" style:family="table-column">
      <style:table-column-properties style:column-width="3.1403in"/>
    </style:style>
    <style:style style:name="Table4.C" style:family="table-column">
      <style:table-column-properties style:column-width="1.3875in"/>
    </style:style>
    <style:style style:name="Table4.D" style:family="table-column">
      <style:table-column-properties style:column-width="1.5708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1.1229in"/>
    </style:style>
    <style:style style:name="Table5.B" style:family="table-column">
      <style:table-column-properties style:column-width="1.8965in"/>
    </style:style>
    <style:style style:name="Table5.C" style:family="table-column">
      <style:table-column-properties style:column-width="1.8028in"/>
    </style:style>
    <style:style style:name="Table5.D" style:family="table-column">
      <style:table-column-properties style:column-width="2.1028in"/>
    </style:style>
    <style:style style:name="Table5.A1" style:family="table-cell">
      <style:table-cell-properties style:vertical-align="middle" fo:padding="0.0194in" fo:border="none"/>
    </style:style>
    <style:style style:name="Table1" style:family="table">
      <style:table-properties style:width="5.4167in" table:align="left"/>
    </style:style>
    <style:style style:name="Table1.A" style:family="table-column">
      <style:table-column-properties style:column-width="1.15in"/>
    </style:style>
    <style:style style:name="Table1.B" style:family="table-column">
      <style:table-column-properties style:column-width="1.8181in"/>
    </style:style>
    <style:style style:name="Table1.C" style:family="table-column">
      <style:table-column-properties style:column-width="2.4486in"/>
    </style:style>
    <style:style style:name="Table1.A1" style:family="table-cell">
      <style:table-cell-properties style:vertical-align="middle" fo:padding="0.0194in" fo:border="none"/>
    </style:style>
    <style:style style:name="Table6" style:family="table">
      <style:table-properties style:width="6.925in" table:align="margins"/>
    </style:style>
    <style:style style:name="Table6.A" style:family="table-column">
      <style:table-column-properties style:column-width="2.3083in" style:rel-column-width="21845*"/>
    </style:style>
    <style:style style:name="Table6.A1" style:family="table-cell">
      <style:table-cell-properties style:writing-mode="page"/>
    </style:style>
    <style:style style:name="Table6.6" style:family="table-row">
      <style:table-row-properties style:min-row-height="0.2451in"/>
    </style:style>
    <style:style style:name="Table7" style:family="table">
      <style:table-properties style:width="6.2076in" table:align="left"/>
    </style:style>
    <style:style style:name="Table7.A" style:family="table-column">
      <style:table-column-properties style:column-width="1.6431in"/>
    </style:style>
    <style:style style:name="Table7.B" style:family="table-column">
      <style:table-column-properties style:column-width="4.5646in"/>
    </style:style>
    <style:style style:name="Table7.A1" style:family="table-cell">
      <style:table-cell-properties style:vertical-align="middle" fo:padding="0.0194in" fo:border="none"/>
    </style:style>
    <style:style style:name="Table8" style:family="table">
      <style:table-properties style:width="6.2076in" table:align="left"/>
    </style:style>
    <style:style style:name="Table8.A" style:family="table-column">
      <style:table-column-properties style:column-width="1.6431in"/>
    </style:style>
    <style:style style:name="Table8.B" style:family="table-column">
      <style:table-column-properties style:column-width="4.5646in"/>
    </style:style>
    <style:style style:name="Table8.A1" style:family="table-cell">
      <style:table-cell-properties style:vertical-align="middle" fo:padding="0.0194in" fo:border="none"/>
    </style:style>
    <style:style style:name="Table9" style:family="table">
      <style:table-properties style:width="6.2076in" table:align="left"/>
    </style:style>
    <style:style style:name="Table9.A" style:family="table-column">
      <style:table-column-properties style:column-width="1.6431in"/>
    </style:style>
    <style:style style:name="Table9.B" style:family="table-column">
      <style:table-column-properties style:column-width="4.5646in"/>
    </style:style>
    <style:style style:name="Table9.A1" style:family="table-cell">
      <style:table-cell-properties style:vertical-align="middle" fo:padding="0.0194in" fo:border="none"/>
    </style:style>
    <style:style style:name="Table10" style:family="table">
      <style:table-properties style:width="6.2076in" table:align="left"/>
    </style:style>
    <style:style style:name="Table10.A" style:family="table-column">
      <style:table-column-properties style:column-width="1.6528in"/>
    </style:style>
    <style:style style:name="Table10.B" style:family="table-column">
      <style:table-column-properties style:column-width="4.5549in"/>
    </style:style>
    <style:style style:name="Table10.A1" style:family="table-cell">
      <style:table-cell-properties style:vertical-align="middle" fo:padding="0.0194in" fo:border="none"/>
    </style:style>
    <style:style style:name="Table12" style:family="table">
      <style:table-properties style:width="2.0403in" fo:margin-left="0.9847in" table:align="left"/>
    </style:style>
    <style:style style:name="Table12.A" style:family="table-column">
      <style:table-column-properties style:column-width="0.9083in"/>
    </style:style>
    <style:style style:name="Table12.B" style:family="table-column">
      <style:table-column-properties style:column-width="0.4903in"/>
    </style:style>
    <style:style style:name="Table12.C" style:family="table-column">
      <style:table-column-properties style:column-width="0.6417in"/>
    </style:style>
    <style:style style:name="Table12.A1" style:family="table-cell">
      <style:table-cell-properties style:vertical-align="middle" fo:padding="0.0194in" fo:border="none"/>
    </style:style>
    <style:style style:name="Table11" style:family="table">
      <style:table-properties style:width="2.0403in" fo:margin-left="0.9847in" table:align="left"/>
    </style:style>
    <style:style style:name="Table11.A" style:family="table-column">
      <style:table-column-properties style:column-width="0.9083in"/>
    </style:style>
    <style:style style:name="Table11.B" style:family="table-column">
      <style:table-column-properties style:column-width="0.4903in"/>
    </style:style>
    <style:style style:name="Table11.C" style:family="table-column">
      <style:table-column-properties style:column-width="0.6417in"/>
    </style:style>
    <style:style style:name="Table11.A1" style:family="table-cell">
      <style:table-cell-properties style:vertical-align="middle" fo:padding="0.0194in" fo:border="none"/>
    </style:style>
    <style:style style:name="P1" style:family="paragraph" style:parent-style-name="Heading_20_3">
      <style:text-properties officeooo:paragraph-rsid="0016c703"/>
    </style:style>
    <style:style style:name="P2" style:family="paragraph" style:parent-style-name="Preformatted_20_Text">
      <style:paragraph-properties fo:margin-top="0in" fo:margin-bottom="0.1965in" style:contextual-spacing="false"/>
    </style:style>
    <style:style style:name="P3" style:family="paragraph" style:parent-style-name="Heading_20_3">
      <style:paragraph-properties fo:margin-top="0in" fo:margin-bottom="0.1965in" style:contextual-spacing="false" style:writing-mode="lr-tb"/>
    </style:style>
    <style:style style:name="P4" style:family="paragraph" style:parent-style-name="Preformatted_20_Text">
      <style:paragraph-properties fo:margin-top="0in" fo:margin-bottom="0.1965in" style:contextual-spacing="false" style:writing-mode="lr-tb"/>
    </style:style>
    <style:style style:name="P5" style:family="paragraph" style:parent-style-name="Text_20_body">
      <style:paragraph-properties fo:margin-top="0in" fo:margin-bottom="0.1965in" style:contextual-spacing="false" style:writing-mode="lr-tb"/>
    </style:style>
    <style:style style:name="P6" style:family="paragraph" style:parent-style-name="Preformatted_20_Text">
      <style:text-properties fo:font-size="12pt" style:font-size-asian="12pt" style:font-size-complex="12pt"/>
    </style:style>
    <style:style style:name="P7" style:family="paragraph" style:parent-style-name="Table_20_Contents">
      <style:text-properties fo:font-size="12pt" style:font-size-asian="12pt" style:font-size-complex="12pt"/>
    </style:style>
    <style:style style:name="P8" style:family="paragraph" style:parent-style-name="Text_20_body">
      <style:text-properties fo:font-size="12pt" style:font-size-asian="12pt" style:font-size-complex="12pt"/>
    </style:style>
    <style:style style:name="P9" style:family="paragraph" style:parent-style-name="Heading_20_3">
      <style:paragraph-properties fo:break-before="page"/>
      <style:text-properties officeooo:paragraph-rsid="001a9363"/>
    </style:style>
    <style:style style:name="P10" style:family="paragraph" style:parent-style-name="Heading_20_3">
      <style:text-properties officeooo:paragraph-rsid="001a9363"/>
    </style:style>
    <style:style style:name="P11" style:family="paragraph" style:parent-style-name="Text_20_body">
      <style:text-properties officeooo:paragraph-rsid="001a9363"/>
    </style:style>
    <style:style style:name="P12" style:family="paragraph" style:parent-style-name="Heading_20_3">
      <style:text-properties fo:font-weight="bold" officeooo:paragraph-rsid="001a9363" fo:background-color="#ffff00" style:font-weight-asian="bold" style:font-weight-complex="bold"/>
    </style:style>
    <style:style style:name="P13" style:family="paragraph" style:parent-style-name="Heading_20_3">
      <style:paragraph-properties fo:break-before="page"/>
      <style:text-properties fo:font-weight="bold" officeooo:paragraph-rsid="001a9363" fo:background-color="#ffff00" style:font-weight-asian="bold" style:font-weight-complex="bold"/>
    </style:style>
    <style:style style:name="P14" style:family="paragraph" style:parent-style-name="Text_20_body">
      <style:text-properties fo:font-weight="bold" officeooo:paragraph-rsid="001a9363" fo:background-color="#ffff00" style:font-weight-asian="bold" style:font-weight-complex="bold"/>
    </style:style>
    <style:style style:name="P15" style:family="paragraph" style:parent-style-name="Text_20_body">
      <style:text-properties fo:font-weight="bold" fo:background-color="transparent" style:font-weight-asian="bold" style:font-weight-complex="bold"/>
    </style:style>
    <style:style style:name="P16" style:family="paragraph" style:parent-style-name="Preformatted_20_Text">
      <style:paragraph-properties style:writing-mode="lr-tb"/>
    </style:style>
    <style:style style:name="P17" style:family="paragraph" style:parent-style-name="Preformatted_20_Text">
      <style:paragraph-properties fo:margin-left="0in" fo:margin-right="0in" fo:text-indent="0in" style:auto-text-indent="false" style:writing-mode="lr-tb"/>
    </style:style>
    <style:style style:name="P18" style:family="paragraph" style:parent-style-name="Text_20_body">
      <style:text-properties officeooo:paragraph-rsid="001dbc86"/>
    </style:style>
    <style:style style:name="P19" style:family="paragraph" style:parent-style-name="Text_20_body">
      <style:paragraph-properties fo:margin-top="0in" fo:margin-bottom="0.1965in" style:contextual-spacing="false" style:writing-mode="lr-tb"/>
      <style:text-properties officeooo:paragraph-rsid="001dbc86"/>
    </style:style>
    <style:style style:name="P20" style:family="paragraph" style:parent-style-name="Heading_20_3">
      <style:paragraph-properties fo:break-before="page"/>
      <style:text-properties officeooo:paragraph-rsid="001f6b27"/>
    </style:style>
    <style:style style:name="P21" style:family="paragraph" style:parent-style-name="Heading_20_3">
      <style:text-properties officeooo:paragraph-rsid="001f6b27"/>
    </style:style>
    <style:style style:name="P22" style:family="paragraph" style:parent-style-name="Heading_20_3">
      <style:paragraph-properties fo:break-before="page"/>
    </style:style>
    <style:style style:name="P23" style:family="paragraph" style:parent-style-name="Preformatted_20_Text" style:list-style-name="L18">
      <style:paragraph-properties fo:margin-left="0in" fo:margin-right="0in" fo:text-indent="0in" style:auto-text-indent="false" style:writing-mode="lr-tb"/>
    </style:style>
    <style:style style:name="P24" style:family="paragraph" style:parent-style-name="Preformatted_20_Text" style:list-style-name="L18">
      <style:paragraph-properties style:writing-mode="lr-tb"/>
    </style:style>
    <style:style style:name="P25" style:family="paragraph" style:parent-style-name="Preformatted_20_Text" style:list-style-name="L18">
      <style:paragraph-properties fo:margin-top="0in" fo:margin-bottom="0.1965in" style:contextual-spacing="false" style:writing-mode="lr-tb"/>
    </style:style>
    <style:style style:name="P26" style:family="paragraph" style:parent-style-name="Table_20_Contents">
      <style:text-properties officeooo:paragraph-rsid="001f6b27"/>
    </style:style>
    <style:style style:name="P27" style:family="paragraph" style:parent-style-name="Table_20_Heading">
      <style:text-properties officeooo:paragraph-rsid="001f6b27"/>
    </style:style>
    <style:style style:name="P28" style:family="paragraph" style:parent-style-name="Text_20_body" style:list-style-name="L1"/>
    <style:style style:name="P29" style:family="paragraph" style:parent-style-name="Text_20_body" style:list-style-name="L1">
      <style:paragraph-properties fo:margin-top="0in" fo:margin-bottom="0in" style:contextual-spacing="false"/>
    </style:style>
    <style:style style:name="P30" style:family="paragraph" style:parent-style-name="Text_20_body" style:list-style-name="L2"/>
    <style:style style:name="P31" style:family="paragraph" style:parent-style-name="Text_20_body" style:list-style-name="L2">
      <style:paragraph-properties fo:margin-top="0in" fo:margin-bottom="0in" style:contextual-spacing="false"/>
    </style:style>
    <style:style style:name="P32" style:family="paragraph" style:parent-style-name="Text_20_body" style:list-style-name="L3"/>
    <style:style style:name="P33" style:family="paragraph" style:parent-style-name="Text_20_body" style:list-style-name="L3">
      <style:paragraph-properties fo:margin-top="0in" fo:margin-bottom="0in" style:contextual-spacing="false"/>
    </style:style>
    <style:style style:name="P34" style:family="paragraph" style:parent-style-name="Text_20_body" style:list-style-name="L4"/>
    <style:style style:name="P35" style:family="paragraph" style:parent-style-name="Text_20_body" style:list-style-name="L4">
      <style:paragraph-properties fo:margin-top="0in" fo:margin-bottom="0in" style:contextual-spacing="false"/>
    </style:style>
    <style:style style:name="P36" style:family="paragraph" style:parent-style-name="Text_20_body" style:list-style-name="L5"/>
    <style:style style:name="P37" style:family="paragraph" style:parent-style-name="Text_20_body" style:list-style-name="L5">
      <style:paragraph-properties fo:margin-top="0in" fo:margin-bottom="0in" style:contextual-spacing="false"/>
    </style:style>
    <style:style style:name="P38" style:family="paragraph" style:parent-style-name="Text_20_body" style:list-style-name="L6"/>
    <style:style style:name="P39" style:family="paragraph" style:parent-style-name="Text_20_body" style:list-style-name="L6">
      <style:paragraph-properties fo:margin-top="0in" fo:margin-bottom="0in" style:contextual-spacing="false"/>
    </style:style>
    <style:style style:name="P40" style:family="paragraph" style:parent-style-name="Text_20_body" style:list-style-name="L7"/>
    <style:style style:name="P41" style:family="paragraph" style:parent-style-name="Text_20_body" style:list-style-name="L7">
      <style:paragraph-properties fo:margin-top="0in" fo:margin-bottom="0in" style:contextual-spacing="false"/>
    </style:style>
    <style:style style:name="P42" style:family="paragraph" style:parent-style-name="Text_20_body" style:list-style-name="L8"/>
    <style:style style:name="P43" style:family="paragraph" style:parent-style-name="Text_20_body" style:list-style-name="L8">
      <style:paragraph-properties fo:margin-top="0in" fo:margin-bottom="0in" style:contextual-spacing="false"/>
    </style:style>
    <style:style style:name="P44" style:family="paragraph" style:parent-style-name="Text_20_body" style:list-style-name="L9"/>
    <style:style style:name="P45" style:family="paragraph" style:parent-style-name="Text_20_body" style:list-style-name="L9">
      <style:paragraph-properties fo:margin-top="0in" fo:margin-bottom="0in" style:contextual-spacing="false"/>
    </style:style>
    <style:style style:name="P46" style:family="paragraph" style:parent-style-name="Text_20_body" style:list-style-name="L10"/>
    <style:style style:name="P47" style:family="paragraph" style:parent-style-name="Text_20_body" style:list-style-name="L10">
      <style:paragraph-properties fo:margin-top="0in" fo:margin-bottom="0in" style:contextual-spacing="false"/>
    </style:style>
    <style:style style:name="P48" style:family="paragraph" style:parent-style-name="Text_20_body" style:list-style-name="L11"/>
    <style:style style:name="P49" style:family="paragraph" style:parent-style-name="Text_20_body" style:list-style-name="L11">
      <style:paragraph-properties fo:margin-top="0in" fo:margin-bottom="0in" style:contextual-spacing="false"/>
    </style:style>
    <style:style style:name="P50" style:family="paragraph" style:parent-style-name="Text_20_body" style:list-style-name="L12"/>
    <style:style style:name="P51" style:family="paragraph" style:parent-style-name="Text_20_body" style:list-style-name="L12">
      <style:paragraph-properties fo:margin-top="0in" fo:margin-bottom="0in" style:contextual-spacing="false"/>
    </style:style>
    <style:style style:name="P52" style:family="paragraph" style:parent-style-name="Text_20_body" style:list-style-name="L13"/>
    <style:style style:name="P53" style:family="paragraph" style:parent-style-name="Text_20_body" style:list-style-name="L14"/>
    <style:style style:name="P54" style:family="paragraph" style:parent-style-name="Text_20_body" style:list-style-name="L15"/>
    <style:style style:name="P55" style:family="paragraph" style:parent-style-name="Text_20_body" style:list-style-name="L15">
      <style:paragraph-properties fo:margin-top="0in" fo:margin-bottom="0in" style:contextual-spacing="false"/>
    </style:style>
    <style:style style:name="P56" style:family="paragraph" style:parent-style-name="Text_20_body" style:list-style-name="L16"/>
    <style:style style:name="P57" style:family="paragraph" style:parent-style-name="Text_20_body" style:list-style-name="L16">
      <style:paragraph-properties fo:margin-top="0in" fo:margin-bottom="0in" style:contextual-spacing="false"/>
    </style:style>
    <style:style style:name="P58" style:family="paragraph" style:parent-style-name="Text_20_body" style:list-style-name="L17"/>
    <style:style style:name="P59" style:family="paragraph" style:parent-style-name="Text_20_body" style:list-style-name="L17">
      <style:paragraph-properties fo:margin-top="0in" fo:margin-bottom="0in" style:contextual-spacing="false"/>
    </style:style>
    <style:style style:name="P60" style:family="paragraph" style:parent-style-name="Text_20_body" style:list-style-name="L18"/>
    <style:style style:name="P61" style:family="paragraph" style:parent-style-name="Text_20_body" style:list-style-name="L18">
      <style:paragraph-properties fo:margin-top="0in" fo:margin-bottom="0in" style:contextual-spacing="false"/>
    </style:style>
    <style:style style:name="P62" style:family="paragraph" style:parent-style-name="Text_20_body" style:list-style-name="L19"/>
    <style:style style:name="P63" style:family="paragraph" style:parent-style-name="Text_20_body" style:list-style-name="L19">
      <style:paragraph-properties fo:margin-top="0in" fo:margin-bottom="0in" style:contextual-spacing="false"/>
    </style:style>
    <style:style style:name="P64" style:family="paragraph" style:parent-style-name="Text_20_body" style:list-style-name="L20"/>
    <style:style style:name="P65" style:family="paragraph" style:parent-style-name="Text_20_body" style:list-style-name="L20">
      <style:paragraph-properties fo:margin-top="0in" fo:margin-bottom="0in" style:contextual-spacing="false"/>
    </style:style>
    <style:style style:name="P66" style:family="paragraph" style:parent-style-name="Text_20_body" style:list-style-name="L21"/>
    <style:style style:name="P67" style:family="paragraph" style:parent-style-name="Text_20_body" style:list-style-name="L21">
      <style:paragraph-properties fo:margin-top="0in" fo:margin-bottom="0in" style:contextual-spacing="false"/>
    </style:style>
    <style:style style:name="P68" style:family="paragraph" style:parent-style-name="Text_20_body" style:list-style-name="L22"/>
    <style:style style:name="P69" style:family="paragraph" style:parent-style-name="Text_20_body" style:list-style-name="L22">
      <style:paragraph-properties fo:margin-left="0in" fo:margin-right="0in" fo:margin-top="0in" fo:margin-bottom="0in" style:contextual-spacing="false" fo:text-indent="0in" style:auto-text-indent="false"/>
    </style:style>
    <style:style style:name="P70" style:family="paragraph" style:parent-style-name="Text_20_body" style:list-style-name="L22">
      <style:paragraph-properties fo:margin-top="0in" fo:margin-bottom="0in" style:contextual-spacing="false"/>
    </style:style>
    <style:style style:name="P71" style:family="paragraph" style:parent-style-name="Text_20_body" style:list-style-name="L23"/>
    <style:style style:name="P72" style:family="paragraph" style:parent-style-name="Text_20_body" style:list-style-name="L23">
      <style:paragraph-properties fo:margin-top="0in" fo:margin-bottom="0in" style:contextual-spacing="false"/>
    </style:style>
    <style:style style:name="P73" style:family="paragraph" style:parent-style-name="Text_20_body" style:list-style-name="L24"/>
    <style:style style:name="P74" style:family="paragraph" style:parent-style-name="Text_20_body" style:list-style-name="L24">
      <style:paragraph-properties fo:margin-top="0in" fo:margin-bottom="0in" style:contextual-spacing="false"/>
    </style:style>
    <style:style style:name="P75" style:family="paragraph" style:parent-style-name="Text_20_body" style:list-style-name="L25">
      <style:paragraph-properties fo:margin-top="0in" fo:margin-bottom="0in" style:contextual-spacing="false"/>
      <style:text-properties officeooo:paragraph-rsid="001dbc86"/>
    </style:style>
    <style:style style:name="P76" style:family="paragraph" style:parent-style-name="Text_20_body" style:list-style-name="L25">
      <style:text-properties officeooo:paragraph-rsid="001dbc86"/>
    </style:style>
    <style:style style:name="P77" style:family="paragraph" style:parent-style-name="Text_20_body" style:list-style-name="L26">
      <style:paragraph-properties fo:margin-top="0in" fo:margin-bottom="0in" style:contextual-spacing="false"/>
      <style:text-properties officeooo:paragraph-rsid="001dbc86"/>
    </style:style>
    <style:style style:name="P78" style:family="paragraph" style:parent-style-name="Text_20_body" style:list-style-name="L26">
      <style:text-properties officeooo:paragraph-rsid="001dbc86"/>
    </style:style>
    <style:style style:name="P79" style:family="paragraph" style:parent-style-name="Text_20_body" style:list-style-name="L27"/>
    <style:style style:name="P80" style:family="paragraph" style:parent-style-name="Text_20_body" style:list-style-name="L27">
      <style:paragraph-properties fo:margin-top="0in" fo:margin-bottom="0in" style:contextual-spacing="false"/>
    </style:style>
    <style:style style:name="P81" style:family="paragraph" style:parent-style-name="Text_20_body">
      <style:text-properties fo:font-weight="bold" fo:background-color="#ffff00" style:font-weight-asian="bold" style:font-weight-complex="bold"/>
    </style:style>
    <style:style style:name="P82" style:family="paragraph" style:parent-style-name="Text_20_body">
      <style:text-properties officeooo:paragraph-rsid="001f6b27"/>
    </style:style>
    <style:style style:name="P83" style:family="paragraph" style:parent-style-name="Text_20_body" style:list-style-name="L28"/>
    <style:style style:name="P84" style:family="paragraph" style:parent-style-name="Text_20_body" style:list-style-name="L28">
      <style:paragraph-properties fo:margin-top="0in" fo:margin-bottom="0in" style:contextual-spacing="false"/>
    </style:style>
    <style:style style:name="P85" style:family="paragraph" style:parent-style-name="Text_20_body" style:list-style-name="L28">
      <style:text-properties officeooo:paragraph-rsid="001f6b27"/>
    </style:style>
    <style:style style:name="P86" style:family="paragraph" style:parent-style-name="Text_20_body" style:list-style-name="L29"/>
    <style:style style:name="P87" style:family="paragraph" style:parent-style-name="Text_20_body" style:list-style-name="L29">
      <style:paragraph-properties fo:margin-top="0in" fo:margin-bottom="0in" style:contextual-spacing="false"/>
    </style:style>
    <style:style style:name="P88" style:family="paragraph" style:parent-style-name="Text_20_body" style:list-style-name="L30"/>
    <style:style style:name="P89" style:family="paragraph" style:parent-style-name="Text_20_body" style:list-style-name="L30">
      <style:paragraph-properties fo:margin-top="0in" fo:margin-bottom="0in" style:contextual-spacing="false"/>
    </style:style>
    <style:style style:name="P90" style:family="paragraph" style:parent-style-name="Text_20_body" style:list-style-name="L31"/>
    <style:style style:name="P91" style:family="paragraph" style:parent-style-name="Text_20_body" style:list-style-name="L31">
      <style:paragraph-properties fo:margin-top="0in" fo:margin-bottom="0in" style:contextual-spacing="false"/>
    </style:style>
    <style:style style:name="P92" style:family="paragraph" style:parent-style-name="Text_20_body" style:list-style-name="L32"/>
    <style:style style:name="P93" style:family="paragraph" style:parent-style-name="Text_20_body" style:list-style-name="L32">
      <style:paragraph-properties fo:margin-top="0in" fo:margin-bottom="0in" style:contextual-spacing="false"/>
    </style:style>
    <style:style style:name="P94" style:family="paragraph" style:parent-style-name="Text_20_body" style:list-style-name="L33">
      <style:text-properties officeooo:paragraph-rsid="001f6b27"/>
    </style:style>
    <style:style style:name="P95" style:family="paragraph" style:parent-style-name="Text_20_body">
      <style:text-properties officeooo:paragraph-rsid="00210cf1"/>
    </style:style>
    <style:style style:name="P96" style:family="paragraph" style:parent-style-name="Text_20_body" style:list-style-name="L38">
      <style:text-properties officeooo:paragraph-rsid="00210cf1"/>
    </style:style>
    <style:style style:name="P97" style:family="paragraph" style:parent-style-name="Text_20_body" style:list-style-name="L39">
      <style:text-properties officeooo:paragraph-rsid="00210cf1"/>
    </style:style>
    <style:style style:name="P98" style:family="paragraph" style:parent-style-name="Text_20_body" style:list-style-name="L40">
      <style:text-properties officeooo:paragraph-rsid="00210cf1"/>
    </style:style>
    <style:style style:name="P99" style:family="paragraph" style:parent-style-name="Text_20_body" style:list-style-name="L42"/>
    <style:style style:name="P100" style:family="paragraph" style:parent-style-name="Text_20_body" style:list-style-name="L43"/>
    <style:style style:name="P101" style:family="paragraph" style:parent-style-name="Text_20_body" style:list-style-name="L43">
      <style:paragraph-properties fo:margin-top="0in" fo:margin-bottom="0in" style:contextual-spacing="false"/>
    </style:style>
    <style:style style:name="P102" style:family="paragraph" style:parent-style-name="Text_20_body" style:list-style-name="L44">
      <style:paragraph-properties fo:margin-top="0in" fo:margin-bottom="0in" style:contextual-spacing="false"/>
    </style:style>
    <style:style style:name="P103" style:family="paragraph" style:parent-style-name="Text_20_body" style:list-style-name="L45"/>
    <style:style style:name="P104" style:family="paragraph" style:parent-style-name="Text_20_body" style:list-style-name="L45">
      <style:paragraph-properties fo:margin-top="0in" fo:margin-bottom="0in" style:contextual-spacing="false"/>
    </style:style>
    <style:style style:name="P105" style:family="paragraph" style:parent-style-name="Text_20_body" style:list-style-name="L46"/>
    <style:style style:name="P106" style:family="paragraph" style:parent-style-name="Text_20_body" style:list-style-name="L46">
      <style:paragraph-properties fo:margin-top="0in" fo:margin-bottom="0in" style:contextual-spacing="false"/>
    </style:style>
    <style:style style:name="P107" style:family="paragraph" style:parent-style-name="Text_20_body" style:list-style-name="L47"/>
    <style:style style:name="P108" style:family="paragraph" style:parent-style-name="Text_20_body" style:list-style-name="L47">
      <style:paragraph-properties fo:margin-top="0in" fo:margin-bottom="0in" style:contextual-spacing="false"/>
    </style:style>
    <style:style style:name="P109" style:family="paragraph" style:parent-style-name="Text_20_body" style:list-style-name="L47">
      <style:paragraph-properties fo:margin-top="0in" fo:margin-bottom="0in" style:contextual-spacing="false"/>
      <style:text-properties officeooo:paragraph-rsid="00210cf1"/>
    </style:style>
    <style:style style:name="P110" style:family="paragraph" style:parent-style-name="Text_20_body" style:list-style-name="L48"/>
    <style:style style:name="P111" style:family="paragraph" style:parent-style-name="Text_20_body" style:list-style-name="L48">
      <style:paragraph-properties fo:margin-top="0in" fo:margin-bottom="0in" style:contextual-spacing="false"/>
    </style:style>
    <style:style style:name="P112" style:family="paragraph" style:parent-style-name="Text_20_body" style:list-style-name="L49"/>
    <style:style style:name="P113" style:family="paragraph" style:parent-style-name="Text_20_body" style:list-style-name="L49">
      <style:paragraph-properties fo:margin-top="0in" fo:margin-bottom="0in" style:contextual-spacing="false"/>
    </style:style>
    <style:style style:name="P114" style:family="paragraph" style:parent-style-name="Text_20_body" style:list-style-name="L50"/>
    <style:style style:name="P115" style:family="paragraph" style:parent-style-name="Text_20_body" style:list-style-name="L50">
      <style:paragraph-properties fo:margin-top="0in" fo:margin-bottom="0in" style:contextual-spacing="false"/>
    </style:style>
    <style:style style:name="T1" style:family="text">
      <style:text-properties officeooo:rsid="0016c703"/>
    </style:style>
    <style:style style:name="T2" style:family="text">
      <style:text-properties fo:background-color="#ffff00" loext:char-shading-value="0"/>
    </style:style>
    <style:style style:name="T3" style:family="text">
      <style:text-properties fo:background-color="#ffff00" loext:char-shading-value="0"/>
    </style:style>
    <style:style style:name="T4" style:family="text">
      <style:text-properties fo:font-size="12pt" style:font-size-asian="12pt" style:font-size-complex="12pt"/>
    </style:style>
    <style:style style:name="T5" style:family="text">
      <style:text-properties fo:font-size="12pt" fo:background-color="#ffff00" loext:char-shading-value="0" style:font-size-asian="12pt" style:font-size-complex="12pt"/>
    </style:style>
    <style:style style:name="T6" style:family="text">
      <style:text-properties officeooo:rsid="001a9363"/>
    </style:style>
    <style:style style:name="T7" style:family="text">
      <style:text-properties fo:font-weight="bold" style:font-weight-asian="bold" style:font-weight-complex="bold"/>
    </style:style>
    <style:style style:name="T8" style:family="text">
      <style:text-properties officeooo:rsid="001bfc57"/>
    </style:style>
    <style:style style:name="T9" style:family="text">
      <style:text-properties fo:background-color="transparent" loext:char-shading-value="0"/>
    </style:style>
    <style:style style:name="T10" style:family="text">
      <style:text-properties officeooo:rsid="001f6b27"/>
    </style:style>
    <style:style style:name="T11" style:family="text">
      <style:text-properties fo:font-weight="normal" officeooo:rsid="00210cf1" style:font-weight-asian="normal" style:font-weight-complex="normal"/>
    </style:style>
    <style:style style:name="T12" style:family="text">
      <style:text-properties officeooo:rsid="00210cf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Strong_20_Emphasis"><text:span text:style-name="T1">Exercise 0:</text:span></text:span></text:h>
      <text:h text:style-name="Heading_20_4" text:outline-level="4"><text:span text:style-name="Strong_20_Emphasis"><text:span text:style-name="T2">a) What is a conceptual data model, and why is it important?</text:span></text:span></text:h>
      <text:p text:style-name="Text_20_body">A <text:span text:style-name="Strong_20_Emphasis">conceptual data model</text:span> is a high-level diagram that represents how data is structured and related within a system. It shows entities (like Customers, Orders, and Products) and their relationships without worrying about technical details.</text:p>
      <text:p text:style-name="Text_20_body">🔹 <text:span text:style-name="Strong_20_Emphasis">Why is it important?</text:span></text:p>
      <text:list text:style-name="L1">
        <text:list-item>
          <text:p text:style-name="P29">Helps <text:span text:style-name="Strong_20_Emphasis">visualize data relationships</text:span> before implementation. </text:p>
        </text:list-item>
        <text:list-item>
          <text:p text:style-name="P29">Ensures <text:span text:style-name="Strong_20_Emphasis">stakeholders</text:span> (developers, business analysts) have a clear understanding. </text:p>
        </text:list-item>
        <text:list-item>
          <text:p text:style-name="P28"><text:span text:style-name="Strong_20_Emphasis">Prevents design mistakes</text:span> before building the database. </text:p>
        </text:list-item>
      </text:list>
      <text:h text:style-name="Heading_20_4" text:outline-level="4"><text:span text:style-name="Strong_20_Emphasis"><text:span text:style-name="T2">b) Storing age in a database, is that a good idea, why?</text:span></text:span></text:h>
      <text:p text:style-name="Text_20_body">❌ <text:span text:style-name="Strong_20_Emphasis">No, storing age directly is not a good idea.</text:span></text:p>
      <text:p text:style-name="Text_20_body">🔹 <text:span text:style-name="Strong_20_Emphasis">Why?</text:span></text:p>
      <text:list text:style-name="L2">
        <text:list-item>
          <text:p text:style-name="P31"><text:span text:style-name="Strong_20_Emphasis">Age changes over time</text:span>, so the data becomes outdated quickly. </text:p>
        </text:list-item>
        <text:list-item>
          <text:p text:style-name="P30">Instead, store the <text:span text:style-name="Strong_20_Emphasis">date of birth (DOB)</text:span> and calculate age dynamically. </text:p>
        </text:list-item>
      </text:list>
      <text:p text:style-name="Text_20_body">✅ <text:span text:style-name="Strong_20_Emphasis">Better approach:</text:span></text:p>
      <text:p text:style-name="P2"><text:span text:style-name="Source_20_Text">SELECT YEAR(CURRENT_DATE) - YEAR(date_of_birth) AS age FROM Customers;</text:span></text:p>
      <text:h text:style-name="Heading_20_4" text:outline-level="4"><text:span text:style-name="Strong_20_Emphasis"><text:span text:style-name="T2">c) What are the three types of data structures, and how do they differ?</text:span></text:span></text:h>
      <text:h text:style-name="Heading_20_3" text:outline-level="3"><text:span text:style-name="Strong_20_Emphasis">Comparison of Data Structures</text:span></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ext:span text:style-name="Strong_20_Emphasis">Type</text:span></text:p>
            </table:table-cell>
            <table:table-cell table:style-name="Table2.A1" office:value-type="string">
              <text:p text:style-name="Table_20_Heading"><text:span text:style-name="Strong_20_Emphasis">Definition</text:span></text:p>
            </table:table-cell>
            <table:table-cell table:style-name="Table2.A1" office:value-type="string">
              <text:p text:style-name="Table_20_Heading"><text:span text:style-name="Strong_20_Emphasis">Examples</text:span></text:p>
            </table:table-cell>
            <table:table-cell table:style-name="Table2.A1" office:value-type="string">
              <text:p text:style-name="Table_20_Heading"><text:span text:style-name="Strong_20_Emphasis">Usage in Real-World Applications</text:span></text:p>
            </table:table-cell>
          </table:table-row>
        </table:table-header-rows>
        <table:table-row>
          <table:table-cell table:style-name="Table2.A1" office:value-type="string">
            <text:p text:style-name="Table_20_Contents"><text:span text:style-name="Strong_20_Emphasis">Linear Data Structures</text:span></text:p>
          </table:table-cell>
          <table:table-cell table:style-name="Table2.A1" office:value-type="string">
            <text:p text:style-name="Table_20_Contents">Data is arranged <text:span text:style-name="Strong_20_Emphasis">sequentially</text:span> (one after another).</text:p>
          </table:table-cell>
          <table:table-cell table:style-name="Table2.A1" office:value-type="string">
            <text:p text:style-name="Table_20_Contents"><text:span text:style-name="Strong_20_Emphasis">Arrays, Linked Lists, Stacks, Queues</text:span></text:p>
          </table:table-cell>
          <table:table-cell table:style-name="Table2.A1" office:value-type="string">
            <text:p text:style-name="Table_20_Contents">Used in <text:span text:style-name="Strong_20_Emphasis">searching, scheduling, managing memory</text:span>.</text:p>
          </table:table-cell>
        </table:table-row>
        <table:table-row>
          <table:table-cell table:style-name="Table2.A1" office:value-type="string">
            <text:p text:style-name="Table_20_Contents"><text:span text:style-name="Strong_20_Emphasis">Hierarchical Data Structures</text:span></text:p>
          </table:table-cell>
          <table:table-cell table:style-name="Table2.A1" office:value-type="string">
            <text:p text:style-name="Table_20_Contents">Data is structured in a <text:span text:style-name="Strong_20_Emphasis">tree-like hierarchy</text:span> (parent-child relationship).</text:p>
          </table:table-cell>
          <table:table-cell table:style-name="Table2.A1" office:value-type="string">
            <text:p text:style-name="Table_20_Contents"><text:span text:style-name="Strong_20_Emphasis">Trees, Heaps, Tries</text:span></text:p>
          </table:table-cell>
          <table:table-cell table:style-name="Table2.A1" office:value-type="string">
            <text:p text:style-name="Table_20_Contents">Used in <text:span text:style-name="Strong_20_Emphasis">file systems, organization charts, decision trees</text:span>.</text:p>
          </table:table-cell>
        </table:table-row>
        <table:table-row>
          <table:table-cell table:style-name="Table2.A1" office:value-type="string">
            <text:p text:style-name="Table_20_Contents"><text:span text:style-name="Strong_20_Emphasis">Graph Data Structures</text:span></text:p>
          </table:table-cell>
          <table:table-cell table:style-name="Table2.A1" office:value-type="string">
            <text:p text:style-name="Table_20_Contents">Data is represented as <text:span text:style-name="Strong_20_Emphasis">nodes (vertices) and edges</text:span> (connections).</text:p>
          </table:table-cell>
          <table:table-cell table:style-name="Table2.A1" office:value-type="string">
            <text:p text:style-name="Table_20_Contents"><text:span text:style-name="Strong_20_Emphasis">Graphs, Adjacency Lists, Adjacency Matrices</text:span></text:p>
          </table:table-cell>
          <table:table-cell table:style-name="Table2.A1" office:value-type="string">
            <text:p text:style-name="Table_20_Contents">Used in <text:span text:style-name="Strong_20_Emphasis">social networks, route planning (Google Maps), recommendation systems</text:span>.</text:p>
          </table:table-cell>
        </table:table-row>
      </table:table>
      <text:h text:style-name="Heading_20_3" text:outline-level="3"><text:soft-page-break/><text:span text:style-name="Strong_20_Emphasis"/></text:h>
      <text:h text:style-name="Heading_20_3" text:outline-level="3"><text:span text:style-name="Strong_20_Emphasis">Detailed Breakdown of Data Structures</text:span></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text:span text:style-name="Strong_20_Emphasis">Data Structure</text:span></text:p>
            </table:table-cell>
            <table:table-cell table:style-name="Table3.A1" office:value-type="string">
              <text:p text:style-name="Table_20_Heading"><text:span text:style-name="Strong_20_Emphasis">Type</text:span></text:p>
            </table:table-cell>
            <table:table-cell table:style-name="Table3.A1" office:value-type="string">
              <text:p text:style-name="Table_20_Heading"><text:span text:style-name="Strong_20_Emphasis">Characteristics</text:span></text:p>
            </table:table-cell>
            <table:table-cell table:style-name="Table3.A1" office:value-type="string">
              <text:p text:style-name="Table_20_Heading"><text:span text:style-name="Strong_20_Emphasis">Real-World Example</text:span></text:p>
            </table:table-cell>
          </table:table-row>
        </table:table-header-rows>
        <table:table-row>
          <table:table-cell table:style-name="Table3.A1" office:value-type="string">
            <text:p text:style-name="Table_20_Contents"><text:span text:style-name="Strong_20_Emphasis">Array</text:span></text:p>
          </table:table-cell>
          <table:table-cell table:style-name="Table3.A1" office:value-type="string">
            <text:p text:style-name="Table_20_Contents">Linear</text:p>
          </table:table-cell>
          <table:table-cell table:style-name="Table3.A1" office:value-type="string">
            <text:p text:style-name="Table_20_Contents">Fixed size, fast access using index</text:p>
          </table:table-cell>
          <table:table-cell table:style-name="Table3.A1" office:value-type="string">
            <text:p text:style-name="Table_20_Contents">Storing leader board scores in a game</text:p>
          </table:table-cell>
        </table:table-row>
        <table:table-row>
          <table:table-cell table:style-name="Table3.A1" office:value-type="string">
            <text:p text:style-name="Table_20_Contents"><text:span text:style-name="Strong_20_Emphasis">Linked List</text:span></text:p>
          </table:table-cell>
          <table:table-cell table:style-name="Table3.A1" office:value-type="string">
            <text:p text:style-name="Table_20_Contents">Linear</text:p>
          </table:table-cell>
          <table:table-cell table:style-name="Table3.A1" office:value-type="string">
            <text:p text:style-name="Table_20_Contents">Dynamic size, efficient insert/delete</text:p>
          </table:table-cell>
          <table:table-cell table:style-name="Table3.A1" office:value-type="string">
            <text:p text:style-name="Table_20_Contents">Music playlists (Next/Previous song)</text:p>
          </table:table-cell>
        </table:table-row>
        <table:table-row>
          <table:table-cell table:style-name="Table3.A1" office:value-type="string">
            <text:p text:style-name="Table_20_Contents"><text:span text:style-name="Strong_20_Emphasis">Stack</text:span></text:p>
          </table:table-cell>
          <table:table-cell table:style-name="Table3.A1" office:value-type="string">
            <text:p text:style-name="Table_20_Contents">Linear</text:p>
          </table:table-cell>
          <table:table-cell table:style-name="Table3.A1" office:value-type="string">
            <text:p text:style-name="Table_20_Contents"><text:span text:style-name="Strong_20_Emphasis">LIFO (Last In, First Out)</text:span></text:p>
          </table:table-cell>
          <table:table-cell table:style-name="Table3.A1" office:value-type="string">
            <text:p text:style-name="Table_20_Contents">Web browser back button (history)</text:p>
          </table:table-cell>
        </table:table-row>
        <table:table-row>
          <table:table-cell table:style-name="Table3.A1" office:value-type="string">
            <text:p text:style-name="Table_20_Contents"><text:span text:style-name="Strong_20_Emphasis">Queue</text:span></text:p>
          </table:table-cell>
          <table:table-cell table:style-name="Table3.A1" office:value-type="string">
            <text:p text:style-name="Table_20_Contents">Linear</text:p>
          </table:table-cell>
          <table:table-cell table:style-name="Table3.A1" office:value-type="string">
            <text:p text:style-name="Table_20_Contents"><text:span text:style-name="Strong_20_Emphasis">FIFO (First In, First Out)</text:span></text:p>
          </table:table-cell>
          <table:table-cell table:style-name="Table3.A1" office:value-type="string">
            <text:p text:style-name="Table_20_Contents">Print job scheduling</text:p>
          </table:table-cell>
        </table:table-row>
        <table:table-row>
          <table:table-cell table:style-name="Table3.A1" office:value-type="string">
            <text:p text:style-name="Table_20_Contents"><text:span text:style-name="Strong_20_Emphasis">Binary Tree</text:span></text:p>
          </table:table-cell>
          <table:table-cell table:style-name="Table3.A1" office:value-type="string">
            <text:p text:style-name="Table_20_Contents">Hierarchical</text:p>
          </table:table-cell>
          <table:table-cell table:style-name="Table3.A1" office:value-type="string">
            <text:p text:style-name="Table_20_Contents">Each node has at most two children</text:p>
          </table:table-cell>
          <table:table-cell table:style-name="Table3.A1" office:value-type="string">
            <text:p text:style-name="Table_20_Contents">File system (folders and subfolders)</text:p>
          </table:table-cell>
        </table:table-row>
        <table:table-row>
          <table:table-cell table:style-name="Table3.A1" office:value-type="string">
            <text:p text:style-name="Table_20_Contents"><text:span text:style-name="Strong_20_Emphasis">Heap</text:span></text:p>
          </table:table-cell>
          <table:table-cell table:style-name="Table3.A1" office:value-type="string">
            <text:p text:style-name="Table_20_Contents">Hierarchical</text:p>
          </table:table-cell>
          <table:table-cell table:style-name="Table3.A1" office:value-type="string">
            <text:p text:style-name="Table_20_Contents">Efficient priority-based operations</text:p>
          </table:table-cell>
          <table:table-cell table:style-name="Table3.A1" office:value-type="string">
            <text:p text:style-name="Table_20_Contents">Priority queues (Task scheduling in OS)</text:p>
          </table:table-cell>
        </table:table-row>
        <table:table-row>
          <table:table-cell table:style-name="Table3.A1" office:value-type="string">
            <text:p text:style-name="Table_20_Contents"><text:span text:style-name="Strong_20_Emphasis">Tr</text:span><text:span text:style-name="Strong_20_Emphasis"><text:span text:style-name="T1">ee</text:span></text:span></text:p>
          </table:table-cell>
          <table:table-cell table:style-name="Table3.A1" office:value-type="string">
            <text:p text:style-name="Table_20_Contents">Hierarchical</text:p>
          </table:table-cell>
          <table:table-cell table:style-name="Table3.A1" office:value-type="string">
            <text:p text:style-name="Table_20_Contents">Used for searching strings efficiently</text:p>
          </table:table-cell>
          <table:table-cell table:style-name="Table3.A1" office:value-type="string">
            <text:p text:style-name="Table_20_Contents">Auto-suggestions in search engines</text:p>
          </table:table-cell>
        </table:table-row>
        <table:table-row>
          <table:table-cell table:style-name="Table3.A1" office:value-type="string">
            <text:p text:style-name="Table_20_Contents"><text:span text:style-name="Strong_20_Emphasis">Graph</text:span></text:p>
          </table:table-cell>
          <table:table-cell table:style-name="Table3.A1" office:value-type="string">
            <text:p text:style-name="Table_20_Contents">Graph</text:p>
          </table:table-cell>
          <table:table-cell table:style-name="Table3.A1" office:value-type="string">
            <text:p text:style-name="Table_20_Contents">Represents relationships between entities</text:p>
          </table:table-cell>
          <table:table-cell table:style-name="Table3.A1" office:value-type="string">
            <text:p text:style-name="Table_20_Contents">Google Maps (Shortest Path Algorithm)</text:p>
          </table:table-cell>
        </table:table-row>
      </table:table>
      <text:h text:style-name="Heading_20_3" text:outline-level="3"><text:span text:style-name="Strong_20_Emphasis">Key Takeaways:</text:span></text:h>
      <text:list text:style-name="L3">
        <text:list-item>
          <text:p text:style-name="P33"><text:span text:style-name="Strong_20_Emphasis">Linear structures</text:span> are best for <text:span text:style-name="Strong_20_Emphasis">simple sequential operations</text:span>. </text:p>
        </text:list-item>
        <text:list-item>
          <text:p text:style-name="P33"><text:span text:style-name="Strong_20_Emphasis">Hierarchical structures</text:span> help with <text:span text:style-name="Strong_20_Emphasis">decision-making and organization</text:span>. </text:p>
        </text:list-item>
        <text:list-item>
          <text:p text:style-name="P32"><text:span text:style-name="Strong_20_Emphasis">Graph structures</text:span> excel at <text:span text:style-name="Strong_20_Emphasis">complex relationships and networking</text:span>. </text:p>
        </text:list-item>
      </text:list>
      <text:h text:style-name="Heading_20_4" text:outline-level="4"><text:span text:style-name="Strong_20_Emphasis"><text:span text:style-name="T2">d) Give examples of how each data structure is used in real-world applications</text:span></text:span></text:h>
      <text:list text:style-name="L4">
        <text:list-item>
          <text:p text:style-name="P35"><text:span text:style-name="Strong_20_Emphasis">Arrays</text:span> → Used in <text:span text:style-name="Strong_20_Emphasis">game development</text:span> (storing player scores). </text:p>
        </text:list-item>
        <text:list-item>
          <text:p text:style-name="P35"><text:span text:style-name="Strong_20_Emphasis">Linked Lists</text:span> → Used in <text:span text:style-name="Strong_20_Emphasis">music players</text:span> (song playlists). </text:p>
        </text:list-item>
        <text:list-item>
          <text:p text:style-name="P35"><text:span text:style-name="Strong_20_Emphasis">Stacks</text:span> → Used in <text:span text:style-name="Strong_20_Emphasis">web browsers</text:span> (back button history). </text:p>
        </text:list-item>
        <text:list-item>
          <text:p text:style-name="P35"><text:span text:style-name="Strong_20_Emphasis">Queues</text:span> → Used in <text:span text:style-name="Strong_20_Emphasis">job scheduling</text:span> (print queues). </text:p>
        </text:list-item>
        <text:list-item>
          <text:p text:style-name="P35"><text:span text:style-name="Strong_20_Emphasis">Trees</text:span> → Used in <text:span text:style-name="Strong_20_Emphasis">file systems</text:span> (folder structures). </text:p>
        </text:list-item>
        <text:list-item>
          <text:p text:style-name="P34"><text:span text:style-name="Strong_20_Emphasis">Graphs</text:span> → Used in <text:span text:style-name="Strong_20_Emphasis">Google Maps</text:span> (shortest path algorithm). </text:p>
        </text:list-item>
      </text:list>
      <text:h text:style-name="Heading_20_4" text:outline-level="4"><text:span text:style-name="Strong_20_Emphasis"><text:span text:style-name="T2">e) What is cardinality in data modeling, and why is it important?</text:span></text:span></text:h>
      <text:p text:style-name="Text_20_body"><text:span text:style-name="Strong_20_Emphasis">Cardinality</text:span> defines the <text:span text:style-name="Strong_20_Emphasis">number of relationships</text:span> between entities in a database.</text:p>
      <text:p text:style-name="Text_20_body">🔹 <text:span text:style-name="Strong_20_Emphasis">Types of Cardinality:</text:span></text:p>
      <text:list text:style-name="L5">
        <text:list-item>
          <text:p text:style-name="P37"><text:span text:style-name="Strong_20_Emphasis">One-to-One (1:1)</text:span> – A student has <text:span text:style-name="Strong_20_Emphasis">one</text:span> student ID. </text:p>
        </text:list-item>
        <text:list-item>
          <text:p text:style-name="P37"><text:span text:style-name="Strong_20_Emphasis">One-to-Many (1:M)</text:span> – A customer places <text:span text:style-name="Strong_20_Emphasis">many</text:span> orders. </text:p>
        </text:list-item>
        <text:list-item>
          <text:p text:style-name="P36"><text:span text:style-name="Strong_20_Emphasis">Many-to-Many (M:M)</text:span> – A product belongs to <text:span text:style-name="Strong_20_Emphasis">many</text:span> categories. </text:p>
        </text:list-item>
      </text:list>
      <text:p text:style-name="Text_20_body">✅ <text:span text:style-name="Strong_20_Emphasis">Importance:</text:span></text:p>
      <text:list text:style-name="L6">
        <text:list-item>
          <text:p text:style-name="P39">Helps <text:span text:style-name="Strong_20_Emphasis">optimize queries</text:span> and <text:span text:style-name="Strong_20_Emphasis">improve performance</text:span>. </text:p>
        </text:list-item>
        <text:list-item>
          <text:p text:style-name="P38">Ensures <text:span text:style-name="Strong_20_Emphasis">correct relationships</text:span> between entities. </text:p>
        </text:list-item>
      </text:list>
      <text:h text:style-name="Heading_20_4" text:outline-level="4"><text:soft-page-break/><text:span text:style-name="Strong_20_Emphasis"><text:span text:style-name="T2">f) What are the different steps of data modeling?</text:span></text:span></text:h>
      <text:list text:style-name="L7">
        <text:list-item>
          <text:p text:style-name="P41"><text:span text:style-name="Strong_20_Emphasis">Conceptual Data Model</text:span> – High-level structure (ERD). </text:p>
        </text:list-item>
        <text:list-item>
          <text:p text:style-name="P41"><text:span text:style-name="Strong_20_Emphasis">Logical Data Model</text:span> – Defines attributes, relationships, normalization. </text:p>
        </text:list-item>
        <text:list-item>
          <text:p text:style-name="P40"><text:span text:style-name="Strong_20_Emphasis">Physical Data Model</text:span> – Implements tables, indexes, constraints. </text:p>
        </text:list-item>
      </text:list>
      <text:h text:style-name="Heading_20_3" text:outline-level="3"><text:span text:style-name="Strong_20_Emphasis"><text:span text:style-name="T4">Steps of Data Modeling (Detailed Explanation)</text:span></text:span></text:h>
      <text:p text:style-name="Text_20_body"><text:span text:style-name="T4">Data modeling involves creating a structured blueprint for how data is stored, organized, and managed in a database. It is done in </text:span><text:span text:style-name="Strong_20_Emphasis"><text:span text:style-name="T4">three main stages</text:span></text:span><text:span text:style-name="T4">:</text:span></text:p>
      <text:h text:style-name="Heading_20_3" text:outline-level="3"><text:span text:style-name="Strong_20_Emphasis"><text:span text:style-name="T4">1. Conceptual Data Model (High-Level Design)</text:span></text:span></text:h>
      <text:p text:style-name="Text_20_body"><text:span text:style-name="T4">🔹 </text:span><text:span text:style-name="Strong_20_Emphasis"><text:span text:style-name="T4">What it is:</text:span></text:span></text:p>
      <text:list text:style-name="L8">
        <text:list-item>
          <text:p text:style-name="P43"><text:span text:style-name="T4">A </text:span><text:span text:style-name="Strong_20_Emphasis"><text:span text:style-name="T4">broad, business-oriented</text:span></text:span><text:span text:style-name="T4"> representation of data and its relationships. </text:span></text:p>
        </text:list-item>
        <text:list-item>
          <text:p text:style-name="P43"><text:span text:style-name="T4">Focuses on </text:span><text:span text:style-name="Strong_20_Emphasis"><text:span text:style-name="T4">what</text:span></text:span><text:span text:style-name="T4"> data needs to be stored, without considering technical details. </text:span></text:p>
        </text:list-item>
        <text:list-item>
          <text:p text:style-name="P42"><text:span text:style-name="T4">Uses </text:span><text:span text:style-name="Strong_20_Emphasis"><text:span text:style-name="T4">Entity-Relationship Diagrams (ERD)</text:span></text:span><text:span text:style-name="T4"> to show how entities relate to each other. </text:span></text:p>
        </text:list-item>
      </text:list>
      <text:p text:style-name="Text_20_body"><text:span text:style-name="T4">🔹 </text:span><text:span text:style-name="Strong_20_Emphasis"><text:span text:style-name="T4">Key Features:</text:span></text:span><text:span text:style-name="T4"><text:line-break/>✔ Identifies </text:span><text:span text:style-name="Strong_20_Emphasis"><text:span text:style-name="T4">entities</text:span></text:span><text:span text:style-name="T4"> (e.g., Customer, Order, Product).<text:line-break/>✔ Defines </text:span><text:span text:style-name="Strong_20_Emphasis"><text:span text:style-name="T4">relationships</text:span></text:span><text:span text:style-name="T4"> (e.g., "A Customer places Orders").<text:line-break/>✔ </text:span><text:span text:style-name="Strong_20_Emphasis"><text:span text:style-name="T4">No attributes, data types, or table structures</text:span></text:span><text:span text:style-name="T4"> are included.</text:span></text:p>
      <text:p text:style-name="Text_20_body"><text:span text:style-name="T4">🔹 </text:span><text:span text:style-name="Strong_20_Emphasis"><text:span text:style-name="T4">Example:</text:span></text:span><text:span text:style-name="T4"><text:line-break/>A retail system has three entities: </text:span><text:span text:style-name="Strong_20_Emphasis"><text:span text:style-name="T4">Customer, Order, Product</text:span></text:span><text:span text:style-name="T4">.</text:span></text:p>
      <text:list text:style-name="L9">
        <text:list-item>
          <text:p text:style-name="P45"><text:span text:style-name="Strong_20_Emphasis"><text:span text:style-name="T4">Customer (1) ⟶ (M) Order</text:span></text:span><text:span text:style-name="T4"> (One customer places multiple orders). </text:span></text:p>
        </text:list-item>
        <text:list-item>
          <text:p text:style-name="P44"><text:span text:style-name="Strong_20_Emphasis"><text:span text:style-name="T4">Order (M) ⟶ (M) Product</text:span></text:span><text:span text:style-name="T4"> (An order contains multiple products). </text:span></text:p>
        </text:list-item>
      </text:list>
      <text:p text:style-name="Text_20_body"><text:span text:style-name="T4">👉 </text:span><text:span text:style-name="Strong_20_Emphasis"><text:span text:style-name="T4">Purpose:</text:span></text:span><text:span text:style-name="T4"> Helps </text:span><text:span text:style-name="Strong_20_Emphasis"><text:span text:style-name="T4">stakeholders, business analysts, and developers</text:span></text:span><text:span text:style-name="T4"> understand the overall structure of the system.</text:span></text:p>
      <text:h text:style-name="Heading_20_3" text:outline-level="3"><text:span text:style-name="Strong_20_Emphasis"><text:span text:style-name="T4">2. Logical Data Model (Detailed Structure, No Physical Implementation Yet)</text:span></text:span></text:h>
      <text:p text:style-name="Text_20_body"><text:span text:style-name="T4">🔹 </text:span><text:span text:style-name="Strong_20_Emphasis"><text:span text:style-name="T4">What it is:</text:span></text:span></text:p>
      <text:list text:style-name="L10">
        <text:list-item>
          <text:p text:style-name="P47"><text:span text:style-name="T4">Adds </text:span><text:span text:style-name="Strong_20_Emphasis"><text:span text:style-name="T4">attributes, primary keys (PK), and foreign keys (FK)</text:span></text:span><text:span text:style-name="T4"> to the entities. </text:span></text:p>
        </text:list-item>
        <text:list-item>
          <text:p text:style-name="P47"><text:span text:style-name="T4">Ensures </text:span><text:span text:style-name="Strong_20_Emphasis"><text:span text:style-name="T4">data normalization</text:span></text:span><text:span text:style-name="T4"> to remove redundancy. </text:span></text:p>
        </text:list-item>
        <text:list-item>
          <text:p text:style-name="P46"><text:span text:style-name="T4">Defines </text:span><text:span text:style-name="Strong_20_Emphasis"><text:span text:style-name="T4">data types</text:span></text:span><text:span text:style-name="T4"> but does not consider specific database technology (SQL, NoSQL). </text:span></text:p>
        </text:list-item>
      </text:list>
      <text:p text:style-name="Text_20_body"><text:span text:style-name="T4">🔹 </text:span><text:span text:style-name="Strong_20_Emphasis"><text:span text:style-name="T4">Key Features:</text:span></text:span><text:span text:style-name="T4"><text:line-break/>✔ Includes </text:span><text:span text:style-name="Strong_20_Emphasis"><text:span text:style-name="T4">attributes</text:span></text:span><text:span text:style-name="T4"> (e.g., </text:span><text:span text:style-name="Source_20_Text"><text:span text:style-name="T4">customer_name</text:span></text:span><text:span text:style-name="T4">, </text:span><text:span text:style-name="Source_20_Text"><text:span text:style-name="T4">order_date</text:span></text:span><text:span text:style-name="T4">).<text:line-break/>✔ Specifies </text:span><text:span text:style-name="Strong_20_Emphasis"><text:span text:style-name="T4">primary keys (PK)</text:span></text:span><text:span text:style-name="T4"> (e.g., </text:span><text:span text:style-name="Source_20_Text"><text:span text:style-name="T4">customer_id</text:span></text:span><text:span text:style-name="T4">).<text:line-break/>✔ Defines </text:span><text:span text:style-name="Strong_20_Emphasis"><text:span text:style-name="T4">foreign keys (FK)</text:span></text:span><text:span text:style-name="T4"> (e.g., </text:span><text:span text:style-name="Source_20_Text"><text:span text:style-name="T4">customer_id</text:span></text:span><text:span text:style-name="T4"> in the Order table links to </text:span><text:span text:style-name="Source_20_Text"><text:span text:style-name="T4">customer_id</text:span></text:span><text:span text:style-name="T4"> in Customer).<text:line-break/>✔ Ensures </text:span><text:span text:style-name="Strong_20_Emphasis"><text:span text:style-name="T4">relationships are normalized</text:span></text:span><text:span text:style-name="T4"> (avoids duplicate or inconsistent data).</text:span></text:p>
      <text:p text:style-name="P8"/>
      <text:p text:style-name="P8"/>
      <text:p text:style-name="Text_20_body"><text:soft-page-break/><text:span text:style-name="T4">🔹 </text:span><text:span text:style-name="Strong_20_Emphasis"><text:span text:style-name="T4">Example:</text:span></text:span></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text:span text:style-name="Strong_20_Emphasis"><text:span text:style-name="T4">Entity</text:span></text:span></text:p>
            </table:table-cell>
            <table:table-cell table:style-name="Table4.A1" office:value-type="string">
              <text:p text:style-name="Table_20_Heading"><text:span text:style-name="Strong_20_Emphasis"><text:span text:style-name="T4">Attributes</text:span></text:span></text:p>
            </table:table-cell>
            <table:table-cell table:style-name="Table4.A1" office:value-type="string">
              <text:p text:style-name="Table_20_Heading"><text:span text:style-name="Strong_20_Emphasis"><text:span text:style-name="T4">Primary Key (PK)</text:span></text:span></text:p>
            </table:table-cell>
            <table:table-cell table:style-name="Table4.A1" office:value-type="string">
              <text:p text:style-name="Table_20_Heading"><text:span text:style-name="Strong_20_Emphasis"><text:span text:style-name="T4">Foreign Key (FK)</text:span></text:span></text:p>
            </table:table-cell>
          </table:table-row>
        </table:table-header-rows>
        <table:table-row>
          <table:table-cell table:style-name="Table4.A1" office:value-type="string">
            <text:p text:style-name="Table_20_Contents"><text:span text:style-name="Strong_20_Emphasis"><text:span text:style-name="T4">Customer</text:span></text:span></text:p>
          </table:table-cell>
          <table:table-cell table:style-name="Table4.A1" office:value-type="string">
            <text:p text:style-name="Table_20_Contents"><text:span text:style-name="Source_20_Text"><text:span text:style-name="T4">customer_id</text:span></text:span><text:span text:style-name="T4">, </text:span><text:span text:style-name="Source_20_Text"><text:span text:style-name="T4">name</text:span></text:span><text:span text:style-name="T4">, </text:span><text:span text:style-name="Source_20_Text"><text:span text:style-name="T4">email</text:span></text:span></text:p>
          </table:table-cell>
          <table:table-cell table:style-name="Table4.A1" office:value-type="string">
            <text:p text:style-name="Table_20_Contents"><text:span text:style-name="Source_20_Text"><text:span text:style-name="T4">customer_id</text:span></text:span></text:p>
          </table:table-cell>
          <table:table-cell table:style-name="Table4.A1" office:value-type="string">
            <text:p text:style-name="P7">-</text:p>
          </table:table-cell>
        </table:table-row>
        <table:table-row>
          <table:table-cell table:style-name="Table4.A1" office:value-type="string">
            <text:p text:style-name="Table_20_Contents"><text:span text:style-name="Strong_20_Emphasis"><text:span text:style-name="T4">Order</text:span></text:span></text:p>
          </table:table-cell>
          <table:table-cell table:style-name="Table4.A1" office:value-type="string">
            <text:p text:style-name="Table_20_Contents"><text:span text:style-name="Source_20_Text"><text:span text:style-name="T4">order_id</text:span></text:span><text:span text:style-name="T4">, </text:span><text:span text:style-name="Source_20_Text"><text:span text:style-name="T4">order_date</text:span></text:span><text:span text:style-name="T4">, </text:span><text:span text:style-name="Source_20_Text"><text:span text:style-name="T4">customer_id</text:span></text:span></text:p>
          </table:table-cell>
          <table:table-cell table:style-name="Table4.A1" office:value-type="string">
            <text:p text:style-name="Table_20_Contents"><text:span text:style-name="Source_20_Text"><text:span text:style-name="T4">order_id</text:span></text:span></text:p>
          </table:table-cell>
          <table:table-cell table:style-name="Table4.A1" office:value-type="string">
            <text:p text:style-name="Table_20_Contents"><text:span text:style-name="Source_20_Text"><text:span text:style-name="T4">customer_id</text:span></text:span><text:span text:style-name="T4"> (FK)</text:span></text:p>
          </table:table-cell>
        </table:table-row>
        <table:table-row>
          <table:table-cell table:style-name="Table4.A1" office:value-type="string">
            <text:p text:style-name="Table_20_Contents"><text:span text:style-name="Strong_20_Emphasis"><text:span text:style-name="T4">Product</text:span></text:span></text:p>
          </table:table-cell>
          <table:table-cell table:style-name="Table4.A1" office:value-type="string">
            <text:p text:style-name="Table_20_Contents"><text:span text:style-name="Source_20_Text"><text:span text:style-name="T4">product_id</text:span></text:span><text:span text:style-name="T4">, </text:span><text:span text:style-name="Source_20_Text"><text:span text:style-name="T4">name</text:span></text:span><text:span text:style-name="T4">, </text:span><text:span text:style-name="Source_20_Text"><text:span text:style-name="T4">price</text:span></text:span></text:p>
          </table:table-cell>
          <table:table-cell table:style-name="Table4.A1" office:value-type="string">
            <text:p text:style-name="Table_20_Contents"><text:span text:style-name="Source_20_Text"><text:span text:style-name="T4">product_id</text:span></text:span></text:p>
          </table:table-cell>
          <table:table-cell table:style-name="Table4.A1" office:value-type="string">
            <text:p text:style-name="P7">-</text:p>
          </table:table-cell>
        </table:table-row>
      </table:table>
      <text:p text:style-name="Text_20_body"><text:span text:style-name="T4">👉 </text:span><text:span text:style-name="Strong_20_Emphasis"><text:span text:style-name="T4">Purpose:</text:span></text:span><text:span text:style-name="T4"> Helps database designers </text:span><text:span text:style-name="Strong_20_Emphasis"><text:span text:style-name="T4">refine structure, enforce consistency, and prevent data duplication</text:span></text:span><text:span text:style-name="T4">.</text:span></text:p>
      <text:h text:style-name="Heading_20_3" text:outline-level="3"><text:span text:style-name="Strong_20_Emphasis"><text:span text:style-name="T4">3. Physical Data Model (Database-Specific Implementation)</text:span></text:span></text:h>
      <text:p text:style-name="Text_20_body"><text:span text:style-name="T4">🔹 </text:span><text:span text:style-name="Strong_20_Emphasis"><text:span text:style-name="T4">What it is:</text:span></text:span></text:p>
      <text:list text:style-name="L11">
        <text:list-item>
          <text:p text:style-name="P49"><text:span text:style-name="T4">Translates the logical model into </text:span><text:span text:style-name="Strong_20_Emphasis"><text:span text:style-name="T4">a real database structure</text:span></text:span><text:span text:style-name="T4"> (SQL, NoSQL). </text:span></text:p>
        </text:list-item>
        <text:list-item>
          <text:p text:style-name="P49"><text:span text:style-name="T4">Defines </text:span><text:span text:style-name="Strong_20_Emphasis"><text:span text:style-name="T4">table names, column data types, indexes, constraints</text:span></text:span><text:span text:style-name="T4">. </text:span></text:p>
        </text:list-item>
        <text:list-item>
          <text:p text:style-name="P48"><text:span text:style-name="T4">Optimizes </text:span><text:span text:style-name="Strong_20_Emphasis"><text:span text:style-name="T4">performance, storage, and security</text:span></text:span><text:span text:style-name="T4">. </text:span></text:p>
        </text:list-item>
      </text:list>
      <text:p text:style-name="Text_20_body"><text:span text:style-name="T4">🔹 </text:span><text:span text:style-name="Strong_20_Emphasis"><text:span text:style-name="T4">Key Features:</text:span></text:span><text:span text:style-name="T4"><text:line-break/>✔ Specifies </text:span><text:span text:style-name="Strong_20_Emphasis"><text:span text:style-name="T4">database engine</text:span></text:span><text:span text:style-name="T4"> (MySQL, PostgreSQL, MongoDB, etc.).<text:line-break/>✔ Defines </text:span><text:span text:style-name="Strong_20_Emphasis"><text:span text:style-name="T4">data types</text:span></text:span><text:span text:style-name="T4"> (</text:span><text:span text:style-name="Source_20_Text"><text:span text:style-name="T4">VARCHAR(255)</text:span></text:span><text:span text:style-name="T4">, </text:span><text:span text:style-name="Source_20_Text"><text:span text:style-name="T4">INT</text:span></text:span><text:span text:style-name="T4">, </text:span><text:span text:style-name="Source_20_Text"><text:span text:style-name="T4">DECIMAL(10,2)</text:span></text:span><text:span text:style-name="T4">).<text:line-break/>✔ Adds </text:span><text:span text:style-name="Strong_20_Emphasis"><text:span text:style-name="T4">indexes</text:span></text:span><text:span text:style-name="T4"> for faster queries.<text:line-break/>✔ Implements </text:span><text:span text:style-name="Strong_20_Emphasis"><text:span text:style-name="T4">constraints</text:span></text:span><text:span text:style-name="T4"> (e.g., </text:span><text:span text:style-name="Source_20_Text"><text:span text:style-name="T4">NOT NULL</text:span></text:span><text:span text:style-name="T4">, </text:span><text:span text:style-name="Source_20_Text"><text:span text:style-name="T4">UNIQUE</text:span></text:span><text:span text:style-name="T4">, </text:span><text:span text:style-name="Source_20_Text"><text:span text:style-name="T4">CHECK</text:span></text:span><text:span text:style-name="T4">).</text:span></text:p>
      <text:p text:style-name="Text_20_body"><text:span text:style-name="T4">🔹 </text:span><text:span text:style-name="Strong_20_Emphasis"><text:span text:style-name="T4">Example:</text:span></text:span><text:span text:style-name="T4"> (SQL for a physical model)</text:span></text:p>
      <text:p text:style-name="Preformatted_20_Text"><text:span text:style-name="Source_20_Text"><text:span text:style-name="T4">CREATE TABLE Customer (</text:span></text:span></text:p>
      <text:p text:style-name="Preformatted_20_Text"><text:span text:style-name="Source_20_Text"><text:span text:style-name="T4"><text:s text:c="2"/>customer_id INT PRIMARY KEY AUTO_INCREMENT,</text:span></text:span></text:p>
      <text:p text:style-name="Preformatted_20_Text"><text:span text:style-name="Source_20_Text"><text:span text:style-name="T4"><text:s text:c="2"/>name VARCHAR(100) NOT NULL,</text:span></text:span></text:p>
      <text:p text:style-name="Preformatted_20_Text"><text:span text:style-name="Source_20_Text"><text:span text:style-name="T4"><text:s text:c="2"/>email VARCHAR(100) UNIQUE NOT NULL</text:span></text:span></text:p>
      <text:p text:style-name="Preformatted_20_Text"><text:span text:style-name="Source_20_Text"><text:span text:style-name="T4">);</text:span></text:span></text:p>
      <text:p text:style-name="P6"/>
      <text:p text:style-name="Preformatted_20_Text"><text:span text:style-name="Source_20_Text"><text:span text:style-name="T4">CREATE TABLE Order (</text:span></text:span></text:p>
      <text:p text:style-name="Preformatted_20_Text"><text:span text:style-name="Source_20_Text"><text:span text:style-name="T4"><text:s text:c="2"/>order_id INT PRIMARY KEY AUTO_INCREMENT,</text:span></text:span></text:p>
      <text:p text:style-name="Preformatted_20_Text"><text:span text:style-name="Source_20_Text"><text:span text:style-name="T4"><text:s text:c="2"/>order_date DATE NOT NULL,</text:span></text:span></text:p>
      <text:p text:style-name="Preformatted_20_Text"><text:span text:style-name="Source_20_Text"><text:span text:style-name="T4"><text:s text:c="2"/>customer_id INT,</text:span></text:span></text:p>
      <text:p text:style-name="Preformatted_20_Text"><text:span text:style-name="Source_20_Text"><text:span text:style-name="T4"><text:s text:c="2"/>FOREIGN KEY (customer_id) REFERENCES Customer(customer_id)</text:span></text:span></text:p>
      <text:p text:style-name="P2"><text:span text:style-name="Source_20_Text"><text:span text:style-name="T4">);</text:span></text:span></text:p>
      <text:p text:style-name="Text_20_body"><text:span text:style-name="T4">👉 </text:span><text:span text:style-name="Strong_20_Emphasis"><text:span text:style-name="T4">Purpose:</text:span></text:span><text:span text:style-name="T4"> Creates the </text:span><text:span text:style-name="Strong_20_Emphasis"><text:span text:style-name="T4">actual database schema</text:span></text:span><text:span text:style-name="T4"> that applications interact with.</text:span></text:p>
      <text:h text:style-name="Heading_20_3" text:outline-level="3"><text:span text:style-name="Strong_20_Emphasis"><text:span text:style-name="T4">Additional Steps in Data Modeling</text:span></text:span></text:h>
      <text:p text:style-name="Text_20_body"><text:span text:style-name="T4">✅ </text:span><text:span text:style-name="Strong_20_Emphasis"><text:span text:style-name="T4">4. Data Normalization</text:span></text:span></text:p>
      <text:list text:style-name="L12">
        <text:list-item>
          <text:p text:style-name="P51"><text:span text:style-name="T4">Ensures </text:span><text:span text:style-name="Strong_20_Emphasis"><text:span text:style-name="T4">no data redundancy</text:span></text:span><text:span text:style-name="T4"> by breaking tables into smaller, well-structured tables. </text:span></text:p>
        </text:list-item>
        <text:list-item>
          <text:p text:style-name="P50"><text:span text:style-name="T4">Follows </text:span><text:span text:style-name="Strong_20_Emphasis"><text:span text:style-name="T4">Normal Forms (1NF, 2NF, 3NF, etc.)</text:span></text:span><text:span text:style-name="T4">. </text:span></text:p>
        </text:list-item>
      </text:list>
      <text:p text:style-name="Text_20_body"><text:span text:style-name="T4">✅ </text:span><text:span text:style-name="Strong_20_Emphasis"><text:span text:style-name="T4">5. Performance Optimization</text:span></text:span></text:p>
      <text:list text:style-name="L13">
        <text:list-item>
          <text:p text:style-name="P52"><text:span text:style-name="T4">Adds </text:span><text:span text:style-name="Strong_20_Emphasis"><text:span text:style-name="T4">indexes, partitioning, and caching</text:span></text:span><text:span text:style-name="T4"> for faster database performance. </text:span></text:p>
        </text:list-item>
      </text:list>
      <text:p text:style-name="Text_20_body"><text:soft-page-break/><text:span text:style-name="T4">✅ </text:span><text:span text:style-name="Strong_20_Emphasis"><text:span text:style-name="T4">6. Data Security and Compliance</text:span></text:span></text:p>
      <text:list text:style-name="L14">
        <text:list-item>
          <text:p text:style-name="P53"><text:span text:style-name="T4">Implements </text:span><text:span text:style-name="Strong_20_Emphasis"><text:span text:style-name="T4">access control, encryption, and backups</text:span></text:span><text:span text:style-name="T4"> to protect sensitive data. </text:span></text:p>
        </text:list-item>
      </text:list>
      <text:h text:style-name="Heading_20_3" text:outline-level="3"><text:span text:style-name="Strong_20_Emphasis"><text:span text:style-name="T4">Summary Table of Data Modeling Steps</text:span></text:span></text:h>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text:span text:style-name="Strong_20_Emphasis">Step</text:span></text:p>
            </table:table-cell>
            <table:table-cell table:style-name="Table5.A1" office:value-type="string">
              <text:p text:style-name="Table_20_Heading"><text:span text:style-name="Strong_20_Emphasis">Purpose</text:span></text:p>
            </table:table-cell>
            <table:table-cell table:style-name="Table5.A1" office:value-type="string">
              <text:p text:style-name="Table_20_Heading"><text:span text:style-name="Strong_20_Emphasis">Focus</text:span></text:p>
            </table:table-cell>
            <table:table-cell table:style-name="Table5.A1" office:value-type="string">
              <text:p text:style-name="Table_20_Heading"><text:span text:style-name="Strong_20_Emphasis">Example</text:span></text:p>
            </table:table-cell>
          </table:table-row>
        </table:table-header-rows>
        <table:table-row>
          <table:table-cell table:style-name="Table5.A1" office:value-type="string">
            <text:p text:style-name="Table_20_Contents"><text:span text:style-name="Strong_20_Emphasis">Conceptual Model</text:span></text:p>
          </table:table-cell>
          <table:table-cell table:style-name="Table5.A1" office:value-type="string">
            <text:p text:style-name="Table_20_Contents">High-level understanding of the system</text:p>
          </table:table-cell>
          <table:table-cell table:style-name="Table5.A1" office:value-type="string">
            <text:p text:style-name="Table_20_Contents">Identifies entities and relationships</text:p>
          </table:table-cell>
          <table:table-cell table:style-name="Table5.A1" office:value-type="string">
            <text:p text:style-name="Table_20_Contents">"Customers place Orders containing Products"</text:p>
          </table:table-cell>
        </table:table-row>
        <table:table-row>
          <table:table-cell table:style-name="Table5.A1" office:value-type="string">
            <text:p text:style-name="Table_20_Contents"><text:span text:style-name="Strong_20_Emphasis">Logical Model</text:span></text:p>
          </table:table-cell>
          <table:table-cell table:style-name="Table5.A1" office:value-type="string">
            <text:p text:style-name="Table_20_Contents">Detailed structure, no physical details yet</text:p>
          </table:table-cell>
          <table:table-cell table:style-name="Table5.A1" office:value-type="string">
            <text:p text:style-name="Table_20_Contents">Defines attributes, keys, and relationships</text:p>
          </table:table-cell>
          <table:table-cell table:style-name="Table5.A1" office:value-type="string">
            <text:p text:style-name="Table_20_Contents"><text:span text:style-name="Source_20_Text">customer_id</text:span> as <text:span text:style-name="Strong_20_Emphasis">PK</text:span>, <text:span text:style-name="Source_20_Text">order_id</text:span> as <text:span text:style-name="Strong_20_Emphasis">FK</text:span></text:p>
          </table:table-cell>
        </table:table-row>
        <table:table-row>
          <table:table-cell table:style-name="Table5.A1" office:value-type="string">
            <text:p text:style-name="Table_20_Contents"><text:span text:style-name="Strong_20_Emphasis">Physical Model</text:span></text:p>
          </table:table-cell>
          <table:table-cell table:style-name="Table5.A1" office:value-type="string">
            <text:p text:style-name="Table_20_Contents">Actual database implementation</text:p>
          </table:table-cell>
          <table:table-cell table:style-name="Table5.A1" office:value-type="string">
            <text:p text:style-name="Table_20_Contents">Defines tables, data types, constraints</text:p>
          </table:table-cell>
          <table:table-cell table:style-name="Table5.A1" office:value-type="string">
            <text:p text:style-name="Table_20_Contents"><text:span text:style-name="Source_20_Text">VARCHAR(255)</text:span>, <text:span text:style-name="Source_20_Text">AUTO_INCREMENT</text:span>, <text:span text:style-name="Source_20_Text">INDEX</text:span></text:p>
          </table:table-cell>
        </table:table-row>
      </table:table>
      <text:h text:style-name="Heading_20_4" text:outline-level="4"><text:span text:style-name="Strong_20_Emphasis"><text:span text:style-name="T2"/></text:span></text:h>
      <text:h text:style-name="Heading_20_4" text:outline-level="4"><text:span text:style-name="Strong_20_Emphasis"><text:span text:style-name="T2">g) What factors influence the choice between using an RDBMS and NoSQL?</text:span></text:span></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text:span text:style-name="Strong_20_Emphasis">Factor</text:span></text:p>
            </table:table-cell>
            <table:table-cell table:style-name="Table1.A1" office:value-type="string">
              <text:p text:style-name="Table_20_Heading"><text:span text:style-name="Strong_20_Emphasis">RDBMS (SQL)</text:span></text:p>
            </table:table-cell>
            <table:table-cell table:style-name="Table1.A1" office:value-type="string">
              <text:p text:style-name="Table_20_Heading"><text:span text:style-name="Strong_20_Emphasis">NoSQL</text:span></text:p>
            </table:table-cell>
          </table:table-row>
        </table:table-header-rows>
        <table:table-row>
          <table:table-cell table:style-name="Table1.A1" office:value-type="string">
            <text:p text:style-name="Table_20_Contents"><text:span text:style-name="Strong_20_Emphasis">Data Structure</text:span></text:p>
          </table:table-cell>
          <table:table-cell table:style-name="Table1.A1" office:value-type="string">
            <text:p text:style-name="Table_20_Contents">Structured (Tables)</text:p>
          </table:table-cell>
          <table:table-cell table:style-name="Table1.A1" office:value-type="string">
            <text:p text:style-name="Table_20_Contents">Flexible (JSON, Documents)</text:p>
          </table:table-cell>
        </table:table-row>
        <table:table-row>
          <table:table-cell table:style-name="Table1.A1" office:value-type="string">
            <text:p text:style-name="Table_20_Contents"><text:span text:style-name="Strong_20_Emphasis">Scalability</text:span></text:p>
          </table:table-cell>
          <table:table-cell table:style-name="Table1.A1" office:value-type="string">
            <text:p text:style-name="Table_20_Contents">Vertical (Scaling up)</text:p>
          </table:table-cell>
          <table:table-cell table:style-name="Table1.A1" office:value-type="string">
            <text:p text:style-name="Table_20_Contents">Horizontal (Scaling out)</text:p>
          </table:table-cell>
        </table:table-row>
        <table:table-row>
          <table:table-cell table:style-name="Table1.A1" office:value-type="string">
            <text:p text:style-name="Table_20_Contents"><text:span text:style-name="Strong_20_Emphasis">Flexibility</text:span></text:p>
          </table:table-cell>
          <table:table-cell table:style-name="Table1.A1" office:value-type="string">
            <text:p text:style-name="Table_20_Contents">Rigid schema</text:p>
          </table:table-cell>
          <table:table-cell table:style-name="Table1.A1" office:value-type="string">
            <text:p text:style-name="Table_20_Contents">Dynamic schema</text:p>
          </table:table-cell>
        </table:table-row>
        <table:table-row>
          <table:table-cell table:style-name="Table1.A1" office:value-type="string">
            <text:p text:style-name="Table_20_Contents"><text:span text:style-name="Strong_20_Emphasis">Performance</text:span></text:p>
          </table:table-cell>
          <table:table-cell table:style-name="Table1.A1" office:value-type="string">
            <text:p text:style-name="Table_20_Contents">Good for complex queries</text:p>
          </table:table-cell>
          <table:table-cell table:style-name="Table1.A1" office:value-type="string">
            <text:p text:style-name="Table_20_Contents">Good for large, distributed systems</text:p>
          </table:table-cell>
        </table:table-row>
        <table:table-row>
          <table:table-cell table:style-name="Table1.A1" office:value-type="string">
            <text:p text:style-name="Table_20_Contents"><text:span text:style-name="Strong_20_Emphasis">Use Case</text:span></text:p>
          </table:table-cell>
          <table:table-cell table:style-name="Table1.A1" office:value-type="string">
            <text:p text:style-name="Table_20_Contents">Banking, ERP</text:p>
          </table:table-cell>
          <table:table-cell table:style-name="Table1.A1" office:value-type="string">
            <text:p text:style-name="Table_20_Contents">Social Media, Big Data</text:p>
          </table:table-cell>
        </table:table-row>
      </table:table>
      <text:p text:style-name="Text_20_body"/>
      <text:p text:style-name="Text_20_body">✅ <text:span text:style-name="Strong_20_Emphasis">When to use RDBMS?</text:span> → Financial transactions, strong consistency needed.<text:line-break/>✅ <text:span text:style-name="Strong_20_Emphasis">When to use NoSQL?</text:span> → High traffic websites, real-time analytics.</text:p>
      <text:h text:style-name="P9" text:outline-level="3"><text:span text:style-name="Strong_20_Emphasis"><text:span text:style-name="T1">Exercise </text:span></text:span><text:span text:style-name="Strong_20_Emphasis"><text:span text:style-name="T6">1</text:span></text:span><text:span text:style-name="Strong_20_Emphasis"><text:span text:style-name="T1">:</text:span></text:span></text:h>
      <text:h text:style-name="P10" text:outline-level="3"><text:span text:style-name="Strong_20_Emphasis"><text:span text:style-name="T5">a) The following constraints are commonly used in RDBMS:</text:span></text:span></text:h>
      <text:list text:style-name="L15">
        <text:list-item>
          <text:p text:style-name="P55"><text:span text:style-name="Strong_20_Emphasis">NOT NULL</text:span> → Ensures a column <text:span text:style-name="Strong_20_Emphasis">cannot have NULL values</text:span> (empty values). </text:p>
        </text:list-item>
        <text:list-item>
          <text:p text:style-name="P55"><text:span text:style-name="Strong_20_Emphasis">UNIQUE</text:span> → Ensures all values in a column are <text:span text:style-name="Strong_20_Emphasis">different</text:span> (no duplicates). </text:p>
        </text:list-item>
        <text:list-item>
          <text:p text:style-name="P55"><text:span text:style-name="Strong_20_Emphasis">CHECK</text:span> → Ensures values <text:span text:style-name="Strong_20_Emphasis">meet a specific condition</text:span>. </text:p>
          <text:list>
            <text:list-item>
              <text:p text:style-name="P55">Example: <text:span text:style-name="Source_20_Text">CHECK (age &gt;= 18)</text:span> to allow only adults. </text:p>
            </text:list-item>
          </text:list>
        </text:list-item>
        <text:list-item>
          <text:p text:style-name="P55"><text:span text:style-name="Strong_20_Emphasis">DEFAULT</text:span> → Assigns a <text:span text:style-name="Strong_20_Emphasis">default value</text:span> if no value is provided. </text:p>
          <text:list>
            <text:list-item>
              <text:p text:style-name="P55">Example: <text:span text:style-name="Source_20_Text">DEFAULT 'Active'</text:span> for an <text:span text:style-name="Strong_20_Emphasis">account status</text:span> column. </text:p>
            </text:list-item>
          </text:list>
        </text:list-item>
        <text:list-item>
          <text:p text:style-name="P55"><text:span text:style-name="Strong_20_Emphasis">FOREIGN KEY</text:span> → Ensures a value <text:span text:style-name="Strong_20_Emphasis">must exist in another table</text:span> to maintain relationships. </text:p>
        </text:list-item>
        <text:list-item>
          <text:p text:style-name="P54"><text:span text:style-name="Strong_20_Emphasis">PRIMARY KEY</text:span> → A <text:span text:style-name="Strong_20_Emphasis">unique identifier</text:span> for each row, combining <text:span text:style-name="Strong_20_Emphasis">NOT NULL</text:span> and <text:span text:style-name="Strong_20_Emphasis">UNIQUE</text:span> constraints.</text:p>
        </text:list-item>
      </text:list>
      <text:p text:style-name="P11"><text:span text:style-name="Strong_20_Emphasis"><text:span text:style-name="T2">b) What does physical modeling have that the logical data model doesn’t? </text:span></text:span></text:p>
      <text:p text:style-name="P11"><text:span text:style-name="Strong_20_Emphasis"><text:span text:style-name="T2">Think of it this way:</text:span></text:span></text:p>
      <text:list text:style-name="L16">
        <text:list-item>
          <text:p text:style-name="P57"><text:span text:style-name="Strong_20_Emphasis">Logical data modeling</text:span> is like an architect's blueprint. It focuses on <text:span text:style-name="Emphasis"><text:span text:style-name="T7">what</text:span></text:span> data is needed and how it relates. It's abstract, showing the structure and relationships without getting into specific implementation details. </text:p>
        </text:list-item>
        <text:list-item>
          <text:p text:style-name="P56"><text:span text:style-name="Strong_20_Emphasis">Physical data modeling</text:span> is like the construction plan. It takes the logical model and adds the <text:span text:style-name="Emphasis">how</text:span>. It specifies how the data will be physically stored in the database. </text:p>
        </text:list-item>
      </text:list>
      <text:p text:style-name="Text_20_body">So, the key difference is that physical modeling includes details about:</text:p>
      <text:list text:style-name="L17">
        <text:list-item>
          <text:p text:style-name="P59"><text:span text:style-name="Strong_20_Emphasis">Storage details:</text:span> Data types, sizes, indexes, partitions, and other database-specific elements. </text:p>
        </text:list-item>
        <text:list-item>
          <text:p text:style-name="P59"><text:span text:style-name="Strong_20_Emphasis">Performance considerations:</text:span> How to optimize data storage and retrieval. </text:p>
        </text:list-item>
        <text:list-item>
          <text:p text:style-name="P58"><text:span text:style-name="Strong_20_Emphasis">Specific database management system (DBMS) features:</text:span> Taking advantage of the capabilities of a particular database system (like MySQL, PostgreSQL, etc.).</text:p>
        </text:list-item>
      </text:list>
      <table:table table:name="Table6" table:style-name="Table6">
        <table:table-column table:style-name="Table6.A" table:number-columns-repeated="3"/>
        <table:table-row>
          <table:table-cell table:style-name="Table6.A1" office:value-type="string">
            <text:p text:style-name="Table_20_Contents">Feature </text:p>
          </table:table-cell>
          <table:table-cell table:style-name="Table6.A1" office:value-type="string">
            <text:p text:style-name="Table_20_Contents">Logical Model </text:p>
          </table:table-cell>
          <table:table-cell table:style-name="Table6.A1" office:value-type="string">
            <text:p text:style-name="Table_20_Contents">Physical Model </text:p>
          </table:table-cell>
        </table:table-row>
        <table:table-row>
          <table:table-cell table:style-name="Table6.A1" office:value-type="string">
            <text:p text:style-name="Table_20_Contents">Data Types </text:p>
          </table:table-cell>
          <table:table-cell table:style-name="Table6.A1" office:value-type="string">
            <text:p text:style-name="Table_20_Contents">Not always defined </text:p>
          </table:table-cell>
          <table:table-cell table:style-name="Table6.A1" office:value-type="string">
            <text:p text:style-name="Table_20_Contents">Defined (e.g., <text:span text:style-name="Source_20_Text">VARCHAR(255)</text:span>, <text:span text:style-name="Source_20_Text">INT</text:span>) </text:p>
          </table:table-cell>
        </table:table-row>
        <table:table-row>
          <table:table-cell table:style-name="Table6.A1" office:value-type="string">
            <text:p text:style-name="Table_20_Contents">Indexes </text:p>
          </table:table-cell>
          <table:table-cell table:style-name="Table6.A1" office:value-type="string">
            <text:p text:style-name="Table_20_Contents">Not included </text:p>
          </table:table-cell>
          <table:table-cell table:style-name="Table6.A1" office:value-type="string">
            <text:p text:style-name="Table_20_Contents">Included for performance optimization </text:p>
          </table:table-cell>
        </table:table-row>
        <table:table-row>
          <table:table-cell table:style-name="Table6.A1" office:value-type="string">
            <text:p text:style-name="Table_20_Contents">Storage Details </text:p>
          </table:table-cell>
          <table:table-cell table:style-name="Table6.A1" office:value-type="string">
            <text:p text:style-name="Table_20_Contents">Not specified </text:p>
          </table:table-cell>
          <table:table-cell table:style-name="Table6.A1" office:value-type="string">
            <text:p text:style-name="Table_20_Contents">Includes storage formats &amp; partitions </text:p>
          </table:table-cell>
        </table:table-row>
        <table:table-row>
          <table:table-cell table:style-name="Table6.A1" office:value-type="string">
            <text:p text:style-name="Table_20_Contents">Table Relationships </text:p>
          </table:table-cell>
          <table:table-cell table:style-name="Table6.A1" office:value-type="string">
            <text:p text:style-name="Table_20_Contents">Conceptual (abstract)I </text:p>
          </table:table-cell>
          <table:table-cell table:style-name="Table6.A1" office:value-type="string">
            <text:p text:style-name="Table_20_Contents">Implemented using <text:span text:style-name="Strong_20_Emphasis">FK constraints</text:span> </text:p>
          </table:table-cell>
        </table:table-row>
        <table:table-row table:style-name="Table6.6">
          <table:table-cell table:style-name="Table6.A1" office:value-type="string">
            <text:p text:style-name="Table_20_Contents">Performance Optimization </text:p>
          </table:table-cell>
          <table:table-cell table:style-name="Table6.A1" office:value-type="string">
            <text:p text:style-name="Table_20_Contents">Not considered </text:p>
          </table:table-cell>
          <table:table-cell table:style-name="Table6.A1" office:value-type="string">
            <text:p text:style-name="Table_20_Contents">Includes indexing, partitioning, caching </text:p>
          </table:table-cell>
        </table:table-row>
      </table:table>
      <text:p text:style-name="P11"/>
      <text:h text:style-name="P10" text:outline-level="3"><text:span text:style-name="Strong_20_Emphasis"/></text:h>
      <text:h text:style-name="P9" text:outline-level="3"><text:span text:style-name="Strong_20_Emphasis"><text:span text:style-name="T5">c) How do you ensure referential integrity and why is it desirable?</text:span></text:span></text:h>
      <text:h text:style-name="Heading_20_4" text:outline-level="4"><text:span text:style-name="Strong_20_Emphasis">Ensuring Referential Integrity</text:span>:</text:h>
      <text:list text:style-name="L18">
        <text:list-item>
          <text:p text:style-name="P60"><text:span text:style-name="Strong_20_Emphasis">Use FOREIGN KEY constraints</text:span> to ensure related data exists. </text:p>
          <text:p text:style-name="P23"><text:span text:style-name="Source_20_Text">CREATE TABLE Orders (</text:span></text:p>
          <text:p text:style-name="P24"><text:span text:style-name="Source_20_Text"><text:s text:c="4"/>order_id SERIAL PRIMARY KEY,</text:span></text:p>
          <text:p text:style-name="P24"><text:span text:style-name="Source_20_Text"><text:s text:c="4"/>customer_id INT REFERENCES Customers(customer_id) ON DELETE CASCADE</text:span></text:p>
          <text:p text:style-name="P25"><text:span text:style-name="Source_20_Text">);</text:span></text:p>
        </text:list-item>
        <text:list-item>
          <text:p text:style-name="P61"><text:span text:style-name="Strong_20_Emphasis">Use ON DELETE / ON UPDATE rules</text:span> to handle changes in parent tables (<text:span text:style-name="Source_20_Text">CASCADE</text:span>, <text:span text:style-name="Source_20_Text">SET NULL</text:span>, etc.). </text:p>
        </text:list-item>
        <text:list-item>
          <text:p text:style-name="P60"><text:span text:style-name="Strong_20_Emphasis">Use Triggers</text:span> for custom logic to enforce referential integrity. </text:p>
        </text:list-item>
        <text:list-item>
          <text:p text:style-name="P60"><text:span text:style-name="Strong_20_Emphasis">Database constraints:</text:span> RDBMS systems provide constraints that define rules for data relationships. For example, you can specify that a foreign key value must always match a primary key value in the related table. </text:p>
        </text:list-item>
      </text:list>
      <text:p text:style-name="Text_20_body"><text:span text:style-name="Strong_20_Emphasis">Why it's desirable:</text:span></text:p>
      <text:list text:style-name="L19">
        <text:list-item>
          <text:p text:style-name="P63"><text:span text:style-name="Strong_20_Emphasis">Prevents orphaned records:</text:span> Without referential integrity, you could have records in one table that refer to non-existent records in another table. </text:p>
        </text:list-item>
        <text:list-item>
          <text:p text:style-name="P63"><text:span text:style-name="Strong_20_Emphasis">Maintains data consistency:</text:span> It ensures that related data remains synchronized, preventing inconsistencies and errors. </text:p>
        </text:list-item>
        <text:list-item>
          <text:p text:style-name="P63"><text:span text:style-name="Strong_20_Emphasis">Improves data quality:</text:span> By enforcing rules for data relationships, it helps to ensure that data is accurate and reliable. </text:p>
        </text:list-item>
        <text:list-item>
          <text:p text:style-name="P62"><text:span text:style-name="Strong_20_Emphasis">Simplifies database management:</text:span> It makes it easier to manage and maintain the database, as you can rely on the system to enforce data relationships.</text:p>
        </text:list-item>
      </text:list>
      <text:p text:style-name="Text_20_body"><text:span text:style-name="Strong_20_Emphasis"><text:span text:style-name="T2">d) How do cardinality relationships affect implementations? </text:span></text:span></text:p>
      <table:table table:name="Table7" table:style-name="Table7">
        <table:table-column table:style-name="Table7.A"/>
        <table:table-column table:style-name="Table7.B"/>
        <table:table-header-rows>
          <table:table-row>
            <table:table-cell table:style-name="Table7.A1" office:value-type="string">
              <text:p text:style-name="Table_20_Heading"><text:span text:style-name="Strong_20_Emphasis">Cardinality</text:span></text:p>
            </table:table-cell>
            <table:table-cell table:style-name="Table7.A1" office:value-type="string">
              <text:p text:style-name="Table_20_Heading"><text:span text:style-name="Strong_20_Emphasis">Effect on Implementation</text:span></text:p>
            </table:table-cell>
          </table:table-row>
        </table:table-header-rows>
      </table:table>
      <table:table table:name="Table8" table:style-name="Table8">
        <table:table-column table:style-name="Table8.A"/>
        <table:table-column table:style-name="Table8.B"/>
        <table:table-row>
          <table:table-cell table:style-name="Table8.A1" office:value-type="string">
            <text:p text:style-name="Table_20_Contents"><text:span text:style-name="Strong_20_Emphasis">One-to-One (1:1)</text:span></text:p>
          </table:table-cell>
          <table:table-cell table:style-name="Table8.A1" office:value-type="string">
            <text:p text:style-name="Table_20_Contents">Foreign key in one table, sometimes merged into one table.</text:p>
          </table:table-cell>
        </table:table-row>
      </table:table>
      <table:table table:name="Table9" table:style-name="Table9">
        <table:table-column table:style-name="Table9.A"/>
        <table:table-column table:style-name="Table9.B"/>
        <table:table-row>
          <table:table-cell table:style-name="Table9.A1" office:value-type="string">
            <text:p text:style-name="Table_20_Contents"><text:span text:style-name="Strong_20_Emphasis">One-to-Many (1:M)</text:span></text:p>
          </table:table-cell>
          <table:table-cell table:style-name="Table9.A1" office:value-type="string">
            <text:p text:style-name="Table_20_Contents">A <text:span text:style-name="Strong_20_Emphasis">foreign key</text:span> in the "many" table.</text:p>
          </table:table-cell>
        </table:table-row>
      </table:table>
      <table:table table:name="Table10" table:style-name="Table10">
        <table:table-column table:style-name="Table10.A"/>
        <table:table-column table:style-name="Table10.B"/>
        <table:table-row>
          <table:table-cell table:style-name="Table10.A1" office:value-type="string">
            <text:p text:style-name="Table_20_Contents"><text:span text:style-name="Strong_20_Emphasis">Many-to-Many (M:N)</text:span></text:p>
          </table:table-cell>
          <table:table-cell table:style-name="Table10.A1" office:value-type="string">
            <text:p text:style-name="Table_20_Contents">A <text:span text:style-name="Strong_20_Emphasis">junction table</text:span> (bridge table) is needed.</text:p>
          </table:table-cell>
        </table:table-row>
      </table:table>
      <text:p text:style-name="P11"/>
      <text:p text:style-name="P11">Cardinality relationships define the number of instances of one entity that can (or must) be associated with each instance of another entity. The three main types are:</text:p>
      <text:list text:style-name="L20">
        <text:list-item>
          <text:p text:style-name="P65"><text:span text:style-name="Strong_20_Emphasis">One-to-one:</text:span> Each instance of entity A is associated with at most one instance of entity B, and vice-versa. </text:p>
        </text:list-item>
        <text:list-item>
          <text:p text:style-name="P65"><text:span text:style-name="Strong_20_Emphasis">One-to-many:</text:span> Each instance of entity A can be associated with multiple instances of entity B, but each instance of entity B is associated with only one instance of entity A. </text:p>
        </text:list-item>
        <text:list-item>
          <text:p text:style-name="P64"><text:span text:style-name="Strong_20_Emphasis">Many-to-many:</text:span> Each instance of entity A can be associated with multiple instances of entity B, and vice-versa. </text:p>
        </text:list-item>
      </text:list>
      <text:p text:style-name="Text_20_body"><text:span text:style-name="Strong_20_Emphasis"/></text:p>
      <text:p text:style-name="Text_20_body"><text:soft-page-break/><text:span text:style-name="Strong_20_Emphasis">How they affect implementations:</text:span></text:p>
      <text:list text:style-name="L21">
        <text:list-item>
          <text:p text:style-name="P67"><text:span text:style-name="Strong_20_Emphasis">One-to-one:</text:span> Often implemented by adding a foreign key to one of the tables. Sometimes, the two tables can even be merged into one. </text:p>
        </text:list-item>
        <text:list-item>
          <text:p text:style-name="P67"><text:span text:style-name="Strong_20_Emphasis">One-to-many:</text:span> Implemented by adding a foreign key to the "many" side of the relationship. </text:p>
        </text:list-item>
        <text:list-item>
          <text:p text:style-name="P66"><text:span text:style-name="Strong_20_Emphasis">Many-to-many:</text:span> Requires an intermediary "junction" table (also called a linking or associative table) with foreign keys referencing both original tables. </text:p>
        </text:list-item>
      </text:list>
      <text:p text:style-name="Text_20_body">In essence, cardinality relationships dictate how tables are structured and how they relate to each other through foreign keys. They guide the database designer in creating an efficient and accurate representation of the real-world relationships between data.</text:p>
      <text:p text:style-name="Text_20_body"/>
      <text:p text:style-name="P11"><text:span text:style-name="T8">A</text:span>n instance is a particular, individual example of an entity. It's a real-world representation of the abstract concept of the entity. An <text:span text:style-name="Strong_20_Emphasis">instance of an entity</text:span> is a single, specific occurrence of that entity. So:</text:p>
      <text:list text:style-name="L22">
        <text:list-item>
          <text:p text:style-name="P69">If "customer" is an entity, then "John Smith" is an instance of the customer entity.   </text:p>
        </text:list-item>
        <text:list-item>
          <text:p text:style-name="P70">If "product" is an entity, then "a red t-shirt, size medium" is an instance of the product entity. </text:p>
        </text:list-item>
        <text:list-item>
          <text:p text:style-name="P68">If "orders" is an entity, then "order number 12345, placed on October 26, 2023" is an instance of the order entity.</text:p>
        </text:list-item>
      </text:list>
      <text:p text:style-name="P14">e) What does domain constraint mean? </text:p>
      <text:p text:style-name="P14"><text:span text:style-name="T9">A </text:span><text:span text:style-name="Strong_20_Emphasis"><text:span text:style-name="T9">rule that restricts the type of values</text:span></text:span><text:span text:style-name="T9"> a column can have.</text:span></text:p>
      <text:p text:style-name="Text_20_body"><text:span text:style-name="Strong_20_Emphasis">Example:</text:span> A <text:span text:style-name="Strong_20_Emphasis">"gender"</text:span> column should only accept <text:span text:style-name="Strong_20_Emphasis">'M', 'F', or 'Other'</text:span>:</text:p>
      <text:p text:style-name="P17"><text:span text:style-name="Source_20_Text">CREATE TABLE Person (</text:span></text:p>
      <text:p text:style-name="P16"><text:span text:style-name="Source_20_Text"><text:s text:c="4"/>id SERIAL PRIMARY KEY,</text:span></text:p>
      <text:p text:style-name="P16"><text:span text:style-name="Source_20_Text"><text:s text:c="4"/>gender CHAR(1) CHECK (gender IN ('M', 'F', 'Other'))</text:span></text:p>
      <text:p text:style-name="P4"><text:span text:style-name="Source_20_Text">);</text:span></text:p>
      <text:p text:style-name="P5"><text:span text:style-name="Source_20_Text">A domain constraint defines the set of valid values that a column can contain. It's all about ensuring data accuracy by restricting the type, format, or range of values that can be entered into a column.</text:span></text:p>
      <text:p text:style-name="Text_20_body">Here's a breakdown:</text:p>
      <text:list text:style-name="L23">
        <text:list-item>
          <text:p text:style-name="P72"><text:span text:style-name="Strong_20_Emphasis">Data type:</text:span> The most basic domain constraint. It specifies whether a column can hold numbers, text, dates, etc. </text:p>
        </text:list-item>
        <text:list-item>
          <text:p text:style-name="P72"><text:span text:style-name="Strong_20_Emphasis">Range:</text:span> For numeric columns, you can specify a range of acceptable values (e.g., between 1 and 100). </text:p>
        </text:list-item>
        <text:list-item>
          <text:p text:style-name="P72"><text:span text:style-name="Strong_20_Emphasis">Format:</text:span> For text columns, you can specify a pattern that values must follow (e.g., a specific date format or email address format). </text:p>
        </text:list-item>
        <text:list-item>
          <text:p text:style-name="P71"><text:span text:style-name="Strong_20_Emphasis">List of values:</text:span> You can specify a list of allowed values (e.g., "red," "green," or "blue"). </text:p>
        </text:list-item>
      </text:list>
      <text:p text:style-name="Text_20_body">Domain constraints are essential for maintaining data integrity and consistency. They prevent users from entering invalid or nonsensical data into the database.</text:p>
      <text:h text:style-name="P3" text:outline-level="3"><text:soft-page-break/><text:span text:style-name="Strong_20_Emphasis"><text:span text:style-name="T5">f) What does composite key mean and when do you use it?</text:span></text:span></text:h>
      <text:p text:style-name="Text_20_body">A <text:span text:style-name="Strong_20_Emphasis">composite key</text:span> is a <text:span text:style-name="Strong_20_Emphasis">primary key</text:span> made of <text:span text:style-name="Strong_20_Emphasis">two or more columns</text:span>.</text:p>
      <text:p text:style-name="Text_20_body">✅ <text:span text:style-name="Strong_20_Emphasis">When to use?</text:span></text:p>
      <text:list text:style-name="L24">
        <text:list-item>
          <text:p text:style-name="P74">In <text:span text:style-name="Strong_20_Emphasis">many-to-many</text:span> relationships (e.g., <text:span text:style-name="Strong_20_Emphasis">Student_Course</text:span> table). </text:p>
        </text:list-item>
        <text:list-item>
          <text:p text:style-name="P73">When a <text:span text:style-name="Strong_20_Emphasis">single column</text:span> isn’t enough to uniquely identify rows. </text:p>
        </text:list-item>
      </text:list>
      <text:p text:style-name="Text_20_body">✅ <text:span text:style-name="Strong_20_Emphasis">Example:</text:span></text:p>
      <text:p text:style-name="P17"><text:span text:style-name="Source_20_Text">CREATE TABLE Enrollment (</text:span></text:p>
      <text:p text:style-name="P16"><text:span text:style-name="Source_20_Text"><text:s text:c="4"/>student_id INT,</text:span></text:p>
      <text:p text:style-name="P16"><text:span text:style-name="Source_20_Text"><text:s text:c="4"/>course_id INT,</text:span></text:p>
      <text:p text:style-name="P16"><text:span text:style-name="Source_20_Text"><text:s text:c="4"/>PRIMARY KEY (student_id, course_id),</text:span></text:p>
      <text:p text:style-name="P16"><text:span text:style-name="Source_20_Text"><text:s text:c="4"/>FOREIGN KEY (student_id) REFERENCES Student(student_id),</text:span></text:p>
      <text:p text:style-name="P16"><text:span text:style-name="Source_20_Text"><text:s text:c="4"/>FOREIGN KEY (course_id) REFERENCES Course(course_id)</text:span></text:p>
      <text:p text:style-name="P4"><text:span text:style-name="Source_20_Text">);</text:span></text:p>
      <text:p text:style-name="P19"><text:span text:style-name="Source_20_Text">A composite key is a primary key made up of </text:span><text:span text:style-name="Emphasis">two or more columns</text:span><text:span text:style-name="Source_20_Text"> in a table. It's used when a single column alone cannot uniquely identify a record.</text:span></text:p>
      <text:p text:style-name="P18">Here's a breakdown:</text:p>
      <text:list text:style-name="L25">
        <text:list-item>
          <text:p text:style-name="P75"><text:span text:style-name="Strong_20_Emphasis">Uniqueness:</text:span> The combination of values in the composite key columns must be unique for each row in the table. </text:p>
        </text:list-item>
        <text:list-item>
          <text:p text:style-name="P76"><text:span text:style-name="Strong_20_Emphasis">Identification:</text:span> The composite key serves to uniquely identify each record. </text:p>
        </text:list-item>
      </text:list>
      <text:p text:style-name="P18"><text:span text:style-name="Strong_20_Emphasis">When to use it:</text:span></text:p>
      <text:list text:style-name="L26">
        <text:list-item>
          <text:p text:style-name="P77">When a single column cannot uniquely identify a record. </text:p>
        </text:list-item>
        <text:list-item>
          <text:p text:style-name="P77">In junction tables used to implement many-to-many relationships. </text:p>
        </text:list-item>
        <text:list-item>
          <text:p text:style-name="P77">When dealing with historical data where the combination of date and another attribute is needed for uniqueness. </text:p>
        </text:list-item>
        <text:list-item>
          <text:p text:style-name="P78"><text:span text:style-name="Source_20_Text">When you have a table that represents the relationship between two or more entities, and the combination of those entities uniquely identifies a row.</text:span></text:p>
        </text:list-item>
      </text:list>
      <text:p text:style-name="P4"><text:span text:style-name="Source_20_Text"/></text:p>
      <text:h text:style-name="P12" text:outline-level="3"><text:span text:style-name="Strong_20_Emphasis"/></text:h>
      <text:h text:style-name="P13" text:outline-level="3"><text:span text:style-name="Strong_20_Emphasis">g) What is DBML used for?</text:span></text:h>
      <text:p text:style-name="P15">DBML (Database Markup Language) is a simple, declarative language used to define and document database schemas. It's designed to be human-readable and easy to understand, making it an excellent tool for database design and collaboration.</text:p>
      <text:p text:style-name="Text_20_body">Here's what DBML is used for:</text:p>
      <text:list text:style-name="L27">
        <text:list-item>
          <text:p text:style-name="P80"><text:span text:style-name="Strong_20_Emphasis">Database schema definition:</text:span> It allows you to define tables, columns, relationships, indexes, and other database objects in a clear and concise way. </text:p>
        </text:list-item>
        <text:list-item>
          <text:p text:style-name="P80"><text:span text:style-name="Strong_20_Emphasis">Database documentation:</text:span> DBML files serve as excellent documentation for your database schema, making it easy for developers and other stakeholders to understand the structure of your database. </text:p>
        </text:list-item>
        <text:list-item>
          <text:p text:style-name="P80"><text:span text:style-name="Strong_20_Emphasis">Database visualization:</text:span> Tools like DBML.org can generate visual diagrams from DBML files, providing a graphical representation of your database schema. </text:p>
        </text:list-item>
        <text:list-item>
          <text:p text:style-name="P80"><text:span text:style-name="Strong_20_Emphasis">Database design and collaboration:</text:span> DBML makes it easy to share and collaborate on database designs, as the files are simple text files that can be easily versioned and shared. </text:p>
        </text:list-item>
        <text:list-item>
          <text:p text:style-name="P79"><text:span text:style-name="Strong_20_Emphasis">Generating SQL:</text:span> DBML can be used to generate SQL code for creating database tables, which can save time and reduce errors. </text:p>
        </text:list-item>
      </text:list>
      <text:p text:style-name="Text_20_body">In essence, DBML simplifies the process of designing, documenting, and visualizing database schemas, making it a valuable tool for database developers and designers.</text:p>
      <text:p text:style-name="P81"/>
      <text:h text:style-name="P20" text:outline-level="3"><text:span text:style-name="Strong_20_Emphasis"><text:span text:style-name="T1">Exercise </text:span></text:span><text:span text:style-name="Strong_20_Emphasis"><text:span text:style-name="T10">2</text:span></text:span><text:span text:style-name="Strong_20_Emphasis"><text:span text:style-name="T1">:</text:span></text:span></text:h>
      <text:h text:style-name="P21" text:outline-level="3"><text:span text:style-name="Strong_20_Emphasis"><text:span text:style-name="T3">a) Differences Between First, Second, and Third Normal Forms</text:span></text:span></text:h>
      <text:p text:style-name="P82">Normalization helps organize database tables to reduce redundancy and improve data integrity.</text:p>
      <text:p text:style-name="P82"><text:span text:style-name="Strong_20_Emphasis">First Normal Form (1NF)</text:span>: </text:p>
      <text:list text:style-name="L33">
        <text:list-item>
          <text:p text:style-name="P94">Ensures that each column contains only atomic (indivisible) values and that each row is unique. No repeating groups or arrays.</text:p>
        </text:list-item>
        <text:list-item>
          <text:p text:style-name="P94"><text:span text:style-name="Strong_20_Emphasis">Example</text:span> (Not in 1NF): </text:p>
        </text:list-item>
      </text:list>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Student_ID</text:p>
            </table:table-cell>
            <table:table-cell table:style-name="Table12.A1" office:value-type="string">
              <text:p text:style-name="Table_20_Heading">Name</text:p>
            </table:table-cell>
            <table:table-cell table:style-name="Table12.A1" office:value-type="string">
              <text:p text:style-name="Table_20_Heading">Subject</text:p>
            </table:table-cell>
          </table:table-row>
        </table:table-header-rows>
        <table:table-row>
          <table:table-cell table:style-name="Table12.A1" office:value-type="string">
            <text:p text:style-name="Table_20_Contents">1</text:p>
          </table:table-cell>
          <table:table-cell table:style-name="Table12.A1" office:value-type="string">
            <text:p text:style-name="Table_20_Contents">Alice</text:p>
          </table:table-cell>
          <table:table-cell table:style-name="Table12.A1" office:value-type="string">
            <text:p text:style-name="Table_20_Contents">Math, <text:span text:style-name="T10">Science</text:span></text:p>
          </table:table-cell>
        </table:table-row>
      </table:table>
      <text:p text:style-name="P82"/>
      <text:list text:continue-numbering="true" text:style-name="L33">
        <text:list-item>
          <text:p text:style-name="P94"><text:span text:style-name="Strong_20_Emphasis">Fixed in 1NF: </text:span></text:p>
        </text:list-item>
      </text:list>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27">Student_ID</text:p>
            </table:table-cell>
            <table:table-cell table:style-name="Table11.A1" office:value-type="string">
              <text:p text:style-name="P27">Name</text:p>
            </table:table-cell>
            <table:table-cell table:style-name="Table11.A1" office:value-type="string">
              <text:p text:style-name="P27">Subject</text:p>
            </table:table-cell>
          </table:table-row>
        </table:table-header-rows>
        <table:table-row>
          <table:table-cell table:style-name="Table11.A1" office:value-type="string">
            <text:p text:style-name="P26">1</text:p>
          </table:table-cell>
          <table:table-cell table:style-name="Table11.A1" office:value-type="string">
            <text:p text:style-name="P26">Alice</text:p>
          </table:table-cell>
          <table:table-cell table:style-name="Table11.A1" office:value-type="string">
            <text:p text:style-name="P26">Math</text:p>
          </table:table-cell>
        </table:table-row>
        <table:table-row>
          <table:table-cell table:style-name="Table11.A1" office:value-type="string">
            <text:p text:style-name="P26">1</text:p>
          </table:table-cell>
          <table:table-cell table:style-name="Table11.A1" office:value-type="string">
            <text:p text:style-name="P26">Alice</text:p>
          </table:table-cell>
          <table:table-cell table:style-name="Table11.A1" office:value-type="string">
            <text:p text:style-name="P26">Science</text:p>
          </table:table-cell>
        </table:table-row>
      </table:table>
      <text:list text:style-name="L28">
        <text:list-header>
          <text:p text:style-name="P85"><text:span text:style-name="Strong_20_Emphasis"/></text:p>
        </text:list-header>
      </text:list>
      <text:p text:style-name="P95"><text:span text:style-name="Strong_20_Emphasis">Second Normal Form (2NF)</text:span>: </text:p>
      <text:list text:style-name="L39">
        <text:list-item>
          <text:p text:style-name="P97">Builds on 1NF and ensures that all non-key attributes are fully dependent on the primary key. No partial dependencies. </text:p>
        </text:list-item>
      </text:list>
      <text:list text:style-name="L38">
        <text:list-item>
          <text:p text:style-name="P96"><text:span text:style-name="Strong_20_Emphasis">Example (Not in 2NF)</text:span>: A table where "Course Name" depends only on "Course_ID" but not on "Student_ID". </text:p>
        </text:list-item>
        <text:list-item>
          <text:p text:style-name="P96"><text:span text:style-name="Strong_20_Emphasis">Fixed in 2NF</text:span>: Split into separate tables for students and courses. </text:p>
        </text:list-item>
      </text:list>
      <text:p text:style-name="P95"><text:span text:style-name="Strong_20_Emphasis">Third Normal Form (3NF)</text:span>: </text:p>
      <text:list xml:id="list741781922" text:style-name="L40">
        <text:list-item>
          <text:p text:style-name="P98">Ensures that no non-key attribute depends on another non-key attribute (no transitive dependency). </text:p>
        </text:list-item>
        <text:list-item>
          <text:p text:style-name="P98"><text:span text:style-name="Strong_20_Emphasis">Example (Not in 3NF)</text:span>: A table where "City" depends on "ZIP Code", but neither is the primary key. </text:p>
        </text:list-item>
        <text:list-item text:style-override="L42">
          <text:p text:style-name="P99"><text:span text:style-name="Strong_20_Emphasis">Fixed in 3NF</text:span>: Create a separate table for ZIP codes and cities. </text:p>
        </text:list-item>
      </text:list>
      <text:p text:style-name="Text_20_body"/>
      <text:h text:style-name="P22" text:outline-level="3"><text:span text:style-name="Strong_20_Emphasis"><text:span text:style-name="T3">b) Can a Normalized Design Still Have Flaws?</text:span></text:span></text:h>
      <text:p text:style-name="Text_20_body">Yes, a fully normalized design can still have problems. For example:</text:p>
      <text:list text:style-name="L43">
        <text:list-item>
          <text:p text:style-name="P101"><text:span text:style-name="Strong_20_Emphasis">Performance Issues</text:span>: Too many tables can lead to complex joins, slowing down queries. </text:p>
        </text:list-item>
        <text:list-item>
          <text:p text:style-name="P100"><text:span text:style-name="Strong_20_Emphasis">Over-normalization</text:span>: Some designs break data into too many pieces, making it difficult to retrieve related data efficiently. <text:s/><text:span text:style-name="Strong_20_Emphasis">Example</text:span>: Consider an employee database where phone numbers are stored in a separate table from employees. If 99% of employees only have one phone number, then splitting this data may not be worth it.</text:p>
        </text:list-item>
      </text:list>
      <text:p text:style-name="P95"><text:span text:style-name="T12">Another example: </text:span>you have <text:span text:style-name="Strong_20_Emphasis">three entities that are interdependent </text:span><text:span text:style-name="Strong_20_Emphasis"><text:span text:style-name="T11">and</text:span></text:span><text:span text:style-name="Strong_20_Emphasis"><text:span text:style-name="T12"> </text:span></text:span>breaking them into <text:span text:style-name="Strong_20_Emphasis">only binary relationships</text:span> may result in a <text:span text:style-name="Strong_20_Emphasis">loss of important information</text:span>.</text:p>
      <text:h text:style-name="Heading_20_3" text:outline-level="3"><text:span text:style-name="Strong_20_Emphasis">Scenario: Doctor, Hospital, and Department</text:span></text:h>
      <text:p text:style-name="Text_20_body">Imagine a database tracking which doctors work in which hospitals and their respective departments.</text:p>
      <text:list xml:id="list2985563917" text:style-name="L47">
        <text:list-item>
          <text:p text:style-name="P108">A <text:span text:style-name="Strong_20_Emphasis">Doctor</text:span> can work at multiple <text:span text:style-name="Strong_20_Emphasis">Hospitals</text:span>. </text:p>
        </text:list-item>
        <text:list-item>
          <text:p text:style-name="P108">A <text:span text:style-name="Strong_20_Emphasis">Hospital</text:span> has multiple <text:span text:style-name="Strong_20_Emphasis">Departments</text:span>. </text:p>
        </text:list-item>
        <text:list-item>
          <text:p text:style-name="P107">A <text:span text:style-name="Strong_20_Emphasis">Doctor</text:span> is assigned to a specific <text:span text:style-name="Strong_20_Emphasis">Department</text:span> within each <text:span text:style-name="Strong_20_Emphasis">Hospital</text:span>. </text:p>
        </text:list-item>
      </text:list>
      <text:h text:style-name="Heading_20_3" text:outline-level="3"><text:span text:style-name="Strong_20_Emphasis">What Happens if We Use Only Binary Relationships?</text:span></text:h>
      <text:p text:style-name="Text_20_body">If we break this into <text:span text:style-name="Strong_20_Emphasis">only binary relationships</text:span>, we might create:</text:p>
      <text:list text:style-name="L48">
        <text:list-item>
          <text:p text:style-name="P111"><text:span text:style-name="Strong_20_Emphasis">Doctor_Hospital (Doctor_ID, Hospital_ID)</text:span> → Shows which hospitals a doctor works at. </text:p>
        </text:list-item>
        <text:list-item>
          <text:p text:style-name="P111"><text:span text:style-name="Strong_20_Emphasis">Doctor_Department (Doctor_ID, Department_ID)</text:span> → Shows which departments a doctor is in. </text:p>
        </text:list-item>
        <text:list-item>
          <text:p text:style-name="P110"><text:span text:style-name="Strong_20_Emphasis">Hospital_Department (Hospital_ID, Department_ID)</text:span> → Shows which departments exist in each hospital. </text:p>
        </text:list-item>
      </text:list>
      <text:h text:style-name="Heading_20_3" text:outline-level="3"><text:span text:style-name="Strong_20_Emphasis">What’s the Problem?</text:span></text:h>
      <text:list text:style-name="L49">
        <text:list-item>
          <text:p text:style-name="P113">There’s <text:span text:style-name="Strong_20_Emphasis">no way to know which department a doctor belongs to within a specific hospital</text:span>. </text:p>
        </text:list-item>
        <text:list-item>
          <text:p text:style-name="P113">If a doctor works at <text:span text:style-name="Strong_20_Emphasis">multiple hospitals</text:span>, and each hospital has a <text:span text:style-name="Strong_20_Emphasis">Cardiology</text:span> department, we can’t tell <text:span text:style-name="Strong_20_Emphasis">which Cardiology department</text:span> the doctor belongs to. </text:p>
        </text:list-item>
        <text:list-item>
          <text:p text:style-name="P112">The design loses <text:span text:style-name="Strong_20_Emphasis">important context</text:span>, making it inaccurate. </text:p>
        </text:list-item>
      </text:list>
      <text:h text:style-name="Heading_20_3" text:outline-level="3"><text:span text:style-name="Strong_20_Emphasis">Solution? Use a Ternary Relationship</text:span></text:h>
      <text:p text:style-name="Text_20_body">Instead of binary relationships, we use a <text:span text:style-name="Strong_20_Emphasis">ternary relationship table</text:span>:</text:p>
      <text:p text:style-name="Text_20_body">✅ <text:span text:style-name="Strong_20_Emphasis">Doctor_Hospital_Department (Doctor_ID, Hospital_ID, Department_ID)</text:span></text:p>
      <text:p text:style-name="Text_20_body">This table <text:span text:style-name="Strong_20_Emphasis">correctly links all three entities</text:span>, ensuring that we know:</text:p>
      <text:list text:style-name="L50">
        <text:list-item>
          <text:p text:style-name="P115"><text:span text:style-name="Strong_20_Emphasis">Which doctor works at which hospital</text:span> </text:p>
        </text:list-item>
        <text:list-item>
          <text:p text:style-name="P114"><text:span text:style-name="Strong_20_Emphasis">Which department they are assigned to at that hospital</text:span></text:p>
        </text:list-item>
      </text:list>
      <text:p text:style-name="Text_20_body"/>
      <text:h text:style-name="Heading_20_3" text:outline-level="3"><text:soft-page-break/><text:span text:style-name="Strong_20_Emphasis"><text:span text:style-name="T3">c) If A &gt; B and B &gt; C, then A &gt; C. What Could This Pattern Be Called?</text:span></text:span></text:h>
      <text:p text:style-name="Text_20_body">This is called <text:span text:style-name="Strong_20_Emphasis">Transitivity</text:span>. In database terms, it's known as a <text:span text:style-name="Strong_20_Emphasis">transitive dependency</text:span>.</text:p>
      <text:h text:style-name="Heading_20_3" text:outline-level="3"><text:span text:style-name="Strong_20_Emphasis"><text:span text:style-name="T3">d) When is a Ternary Relationship Needed?</text:span></text:span></text:h>
      <text:p text:style-name="Text_20_body">A <text:span text:style-name="Strong_20_Emphasis">ternary relationship</text:span> is needed when three entities are related and breaking them into separate binary relationships would lose important data.</text:p>
      <text:p text:style-name="P95"><text:span text:style-name="Strong_20_Emphasis">Example</text:span>: a database tracking which doctors work in which hospitals and their respective departments.</text:p>
      <text:list text:continue-list="list2985563917" text:style-name="L47">
        <text:list-item>
          <text:p text:style-name="P109">A <text:span text:style-name="Strong_20_Emphasis">Doctor</text:span> can work at multiple <text:span text:style-name="Strong_20_Emphasis">Hospitals</text:span>. </text:p>
        </text:list-item>
        <text:list-item>
          <text:p text:style-name="P109">A <text:span text:style-name="Strong_20_Emphasis">Hospital</text:span> has multiple <text:span text:style-name="Strong_20_Emphasis">Departments</text:span>. </text:p>
        </text:list-item>
        <text:list-item>
          <text:p text:style-name="P109">A <text:span text:style-name="Strong_20_Emphasis">Doctor</text:span> is assigned to a specific <text:span text:style-name="Strong_20_Emphasis">Department</text:span> within each <text:span text:style-name="Strong_20_Emphasis">Hospital</text:span>. </text:p>
        </text:list-item>
      </text:list>
      <text:p text:style-name="Text_20_body">A ternary relationship allows modeling this naturally.</text:p>
      <text:h text:style-name="Heading_20_3" text:outline-level="3"><text:span text:style-name="Strong_20_Emphasis"><text:span text:style-name="T3">e) How Far Do You Need to Normalize Your Design?</text:span></text:span></text:h>
      <text:p text:style-name="Text_20_body">It depends on the use case:</text:p>
      <text:list text:style-name="L45">
        <text:list-item>
          <text:p text:style-name="P104"><text:span text:style-name="Strong_20_Emphasis">For transaction-heavy databases</text:span>, normalize to at least 3NF to avoid redundancy and maintain consistency. </text:p>
        </text:list-item>
        <text:list-item>
          <text:p text:style-name="P103"><text:span text:style-name="Strong_20_Emphasis">For analytical databases (e.g., reporting, data warehouses)</text:span>, denormalization is often better for performance.</text:p>
        </text:list-item>
      </text:list>
      <text:h text:style-name="Heading_20_3" text:outline-level="3"><text:span text:style-name="Strong_20_Emphasis"><text:span text:style-name="T3">f) What’s the Purpose of Normalization?</text:span></text:span></text:h>
      <text:list text:style-name="L46">
        <text:list-item>
          <text:p text:style-name="P106">Reduces data <text:span text:style-name="Strong_20_Emphasis">redundancy</text:span> (avoids duplicate data). </text:p>
        </text:list-item>
        <text:list-item>
          <text:p text:style-name="P106">Improves <text:span text:style-name="Strong_20_Emphasis">data integrity</text:span> (ensures consistency). </text:p>
        </text:list-item>
        <text:list-item>
          <text:p text:style-name="P105">Makes updates <text:span text:style-name="Strong_20_Emphasis">more efficient</text:span> (changes in one place instead of multiple).</text:p>
        </text:list-item>
      </text:list>
      <text:h text:style-name="Heading_20_3" text:outline-level="3"><text:span text:style-name="Strong_20_Emphasis"><text:span text:style-name="T3">g) Is a Ternary Relationship a Bridge Table?</text:span></text:span></text:h>
      <text:p text:style-name="Text_20_body">Not exactly. A ternary relationship <text:span text:style-name="Strong_20_Emphasis">models</text:span> a three-way relationship in an ER diagram. A <text:span text:style-name="Strong_20_Emphasis">bridge table</text:span> (also called a junction table) is used in relational databases to implement many-to-many relationships.</text:p>
      <text:p text:style-name="Text_20_body">However, <text:span text:style-name="Strong_20_Emphasis">a ternary relationship often gets implemented as a bridge table</text:span> in relational databases.</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10T00:59:43.884000000</meta:creation-date>
    <dc:date>2025-03-20T17:16:52.386000000</dc:date>
    <meta:editing-duration>PT18M48S</meta:editing-duration>
    <meta:editing-cycles>3</meta:editing-cycles>
    <meta:generator>LibreOffice/24.2.1.2$Windows_X86_64 LibreOffice_project/db4def46b0453cc22e2d0305797cf981b68ef5ac</meta:generator>
    <meta:document-statistic meta:table-count="12" meta:image-count="0" meta:object-count="0" meta:page-count="13" meta:paragraph-count="387" meta:word-count="3250" meta:character-count="20985" meta:non-whitespace-character-count="18049"/>
  </office:meta>
</office:document-meta>
</file>